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072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4">
            <text:p>1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28">
            <text:p>2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36">
            <text:p>3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406">
            <text:p>140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730">
            <text:p>173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150">
            <text:p>215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13">
            <text:p>2020-10-1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3 - 1.18)">
            <text:p>(0.73 - 1.1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2">
            <text:p>0.8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20.5">
            <text:p>20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44366197183099">
            <text:p>0.1443661972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461312239635">
            <text:p>1.546131224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14009883159348">
            <text:p>5.14009883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41265060240964">
            <text:p>0.094126506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680797739149">
            <text:p>1.3468079774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0537385562413">
            <text:p>7.705373855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3.5">
            <text:p>13.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18085106382979">
            <text:p>0.0718085106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143645314622">
            <text:p>1.2614364531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9952845395727">
            <text:p>9.995284539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6">
            <text:p>246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875">
            <text:p>14.87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04674796747968">
            <text:p>0.0604674797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88025584143">
            <text:p>1.2188025584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8063224995934">
            <text:p>11.806322499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6">
            <text:p>216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3.25">
            <text:p>3.2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50462962962963">
            <text:p>0.0150462963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5310576346022">
            <text:p>1.0531057635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838709677419">
            <text:p>0.104838709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847814776275">
            <text:p>1.3884781478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5237340549583">
            <text:p>6.95237340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3.5">
            <text:p>13.5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18085106382979">
            <text:p>0.0718085106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6143645314622">
            <text:p>1.2614364531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9952845395727">
            <text:p>9.995284539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38">
            <text:p>238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4.625">
            <text:p>14.6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14495798319328">
            <text:p>0.0614495798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247458910035">
            <text:p>1.2224745891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623062717774">
            <text:p>11.623062717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16">
            <text:p>216</text:p>
          </table:table-cell>
          <table:table-cell office:value-type="float" office:value="8.75">
            <text:p>8.75</text:p>
          </table:table-cell>
          <table:table-cell office:value-type="float" office:value="11.375">
            <text:p>11.375</text:p>
          </table:table-cell>
          <table:table-cell office:value-type="float" office:value="3.25">
            <text:p>3.25</text:p>
          </table:table-cell>
          <table:table-cell office:value-type="float" office:value="0.150862068965517">
            <text:p>0.150862069</text:p>
          </table:table-cell>
          <table:table-cell office:value-type="float" office:value="0.116071428571429">
            <text:p>0.1160714286</text:p>
          </table:table-cell>
          <table:table-cell office:value-type="float" office:value="0.0150462962962963">
            <text:p>0.0150462963</text:p>
          </table:table-cell>
          <table:table-cell office:value-type="float" office:value="1.57262559453032">
            <text:p>1.5726255945</text:p>
          </table:table-cell>
          <table:table-cell office:value-type="float" office:value="1.43265625">
            <text:p>1.43265625</text:p>
          </table:table-cell>
          <table:table-cell office:value-type="float" office:value="1.05310576346022">
            <text:p>1.0531057635</text:p>
          </table:table-cell>
          <table:table-cell office:value-type="float" office:value="4.93303560640243">
            <text:p>4.9330356064</text:p>
          </table:table-cell>
          <table:table-cell office:value-type="float" office:value="6.31196126501176">
            <text:p>6.311961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.5">
            <text:p>32.5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67525773195876">
            <text:p>0.1675257732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4134738016792">
            <text:p>1.6413473802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7518603160597">
            <text:p>4.47518603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office:value-type="float" office:value="55.5">
            <text:p>55.5</text:p>
          </table:table-cell>
          <table:table-cell office:value-type="float" office:value="0.0178571428571429">
            <text:p>0.0178571429</text:p>
          </table:table-cell>
          <table:table-cell office:value-type="float" office:value="0.0267857142857143">
            <text:p>0.0267857143</text:p>
          </table:table-cell>
          <table:table-cell office:value-type="float" office:value="0.251131221719457">
            <text:p>0.2511312217</text:p>
          </table:table-cell>
          <table:table-cell office:value-type="float" office:value="1.063125">
            <text:p>1.063125</text:p>
          </table:table-cell>
          <table:table-cell office:value-type="float" office:value="1.09515625">
            <text:p>1.09515625</text:p>
          </table:table-cell>
          <table:table-cell office:value-type="float" office:value="2.00257038144182">
            <text:p>2.0025703814</text:p>
          </table:table-cell>
          <table:table-cell office:value-type="float" office:value="0">
            <text:p>0</text:p>
          </table:table-cell>
          <table:table-cell office:value-type="float" office:value="26.2225415041641">
            <text:p>26.2225415042</text:p>
          </table:table-cell>
          <table:table-cell office:value-type="float" office:value="3.09374246156628">
            <text:p>3.093742461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04">
            <text:p>304</text:p>
          </table:table-cell>
          <table:table-cell office:value-type="float" office:value="2.5">
            <text:p>2.5</text:p>
          </table:table-cell>
          <table:table-cell office:value-type="float" office:value="3.75">
            <text:p>3.75</text:p>
          </table:table-cell>
          <table:table-cell office:value-type="float" office:value="75.25">
            <text:p>75.25</text:p>
          </table:table-cell>
          <table:table-cell office:value-type="float" office:value="0.03125">
            <text:p>0.03125</text:p>
          </table:table-cell>
          <table:table-cell office:value-type="float" office:value="0.0279850746268657">
            <text:p>0.0279850746</text:p>
          </table:table-cell>
          <table:table-cell office:value-type="float" office:value="0.247532894736842">
            <text:p>0.2475328947</text:p>
          </table:table-cell>
          <table:table-cell office:value-type="float" office:value="1.1112890625">
            <text:p>1.1112890625</text:p>
          </table:table-cell>
          <table:table-cell office:value-type="float" office:value="1.0994827634217">
            <text:p>1.0994827634</text:p>
          </table:table-cell>
          <table:table-cell office:value-type="float" office:value="1.98645929817348">
            <text:p>1.9864592982</text:p>
          </table:table-cell>
          <table:table-cell office:value-type="float" office:value="22.5255059555446">
            <text:p>22.5255059555</text:p>
          </table:table-cell>
          <table:table-cell office:value-type="float" office:value="25.1134385865802">
            <text:p>25.1134385866</text:p>
          </table:table-cell>
          <table:table-cell office:value-type="float" office:value="3.13403133021544">
            <text:p>3.134031330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73">
            <text:p>373</text:p>
          </table:table-cell>
          <table:table-cell office:value-type="float" office:value="8">
            <text:p>8</text:p>
          </table:table-cell>
          <table:table-cell office:value-type="float" office:value="1.625">
            <text:p>1.625</text:p>
          </table:table-cell>
          <table:table-cell office:value-type="float" office:value="50.5">
            <text:p>50.5</text:p>
          </table:table-cell>
          <table:table-cell office:value-type="float" office:value="0.114285714285714">
            <text:p>0.1142857143</text:p>
          </table:table-cell>
          <table:table-cell office:value-type="float" office:value="0.013">
            <text:p>0.013</text:p>
          </table:table-cell>
          <table:table-cell office:value-type="float" office:value="0.135388739946381">
            <text:p>0.1353887399</text:p>
          </table:table-cell>
          <table:table-cell office:value-type="float" office:value="1.4256">
            <text:p>1.4256</text:p>
          </table:table-cell>
          <table:table-cell office:value-type="float" office:value="1.04583124">
            <text:p>1.04583124</text:p>
          </table:table-cell>
          <table:table-cell office:value-type="float" office:value="1.5097876071847">
            <text:p>1.5097876072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45892234671428">
            <text:p>5.458922346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15">
            <text:p>415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7.625">
            <text:p>47.62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4759036144578">
            <text:p>0.1147590361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2746911380462">
            <text:p>1.4274691138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38032230746426">
            <text:p>6.380322307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99">
            <text:p>599</text:p>
          </table:table-cell>
          <table:table-cell office:value-type="float" office:value="1.25">
            <text:p>1.25</text:p>
          </table:table-cell>
          <table:table-cell office:value-type="float" office:value="19.625">
            <text:p>19.625</text:p>
          </table:table-cell>
          <table:table-cell office:value-type="float" office:value="52.625">
            <text:p>52.625</text:p>
          </table:table-cell>
          <table:table-cell office:value-type="float" office:value="0.0178571428571429">
            <text:p>0.0178571429</text:p>
          </table:table-cell>
          <table:table-cell office:value-type="float" office:value="0.157">
            <text:p>0.157</text:p>
          </table:table-cell>
          <table:table-cell office:value-type="float" office:value="0.0878547579298831">
            <text:p>0.0878547579</text:p>
          </table:table-cell>
          <table:table-cell office:value-type="float" office:value="1.063125">
            <text:p>1.063125</text:p>
          </table:table-cell>
          <table:table-cell office:value-type="float" office:value="1.59781204">
            <text:p>1.59781204</text:p>
          </table:table-cell>
          <table:table-cell office:value-type="float" office:value="1.32261983139679">
            <text:p>1.3226198314</text:p>
          </table:table-cell>
          <table:table-cell office:value-type="float" office:value="0">
            <text:p>0</text:p>
          </table:table-cell>
          <table:table-cell office:value-type="float" office:value="4.75310327205795">
            <text:p>4.7531032721</text:p>
          </table:table-cell>
          <table:table-cell office:value-type="float" office:value="8.23140441445274">
            <text:p>8.231404414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784">
            <text:p>784</text:p>
          </table:table-cell>
          <table:table-cell office:value-type="float" office:value="2.5">
            <text:p>2.5</text:p>
          </table:table-cell>
          <table:table-cell office:value-type="float" office:value="37.5">
            <text:p>37.5</text:p>
          </table:table-cell>
          <table:table-cell office:value-type="float" office:value="31.75">
            <text:p>31.75</text:p>
          </table:table-cell>
          <table:table-cell office:value-type="float" office:value="0.03125">
            <text:p>0.03125</text:p>
          </table:table-cell>
          <table:table-cell office:value-type="float" office:value="0.227272727272727">
            <text:p>0.2272727273</text:p>
          </table:table-cell>
          <table:table-cell office:value-type="float" office:value="0.0404974489795918">
            <text:p>0.040497449</text:p>
          </table:table-cell>
          <table:table-cell office:value-type="float" office:value="1.1112890625">
            <text:p>1.1112890625</text:p>
          </table:table-cell>
          <table:table-cell office:value-type="float" office:value="1.89669421487603">
            <text:p>1.8966942149</text:p>
          </table:table-cell>
          <table:table-cell office:value-type="float" office:value="1.14495555644133">
            <text:p>1.1449555564</text:p>
          </table:table-cell>
          <table:table-cell office:value-type="float" office:value="22.5255059555446">
            <text:p>22.5255059555</text:p>
          </table:table-cell>
          <table:table-cell office:value-type="float" office:value="3.38460005624298">
            <text:p>3.3846000562</text:p>
          </table:table-cell>
          <table:table-cell office:value-type="float" office:value="17.4601038444493">
            <text:p>17.460103844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2">
            <text:p>202</text:p>
          </table:table-cell>
          <table:table-cell office:value-type="float" office:value="1077">
            <text:p>1077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102.375">
            <text:p>102.375</text:p>
          </table:table-cell>
          <table:table-cell office:value-type="float" office:value="0.112847222222222">
            <text:p>0.1128472222</text:p>
          </table:table-cell>
          <table:table-cell office:value-type="float" office:value="0.206683168316832">
            <text:p>0.2066831683</text:p>
          </table:table-cell>
          <table:table-cell office:value-type="float" office:value="0.0950557103064067">
            <text:p>0.0950557103</text:p>
          </table:table-cell>
          <table:table-cell office:value-type="float" office:value="1.41992488908179">
            <text:p>1.4199248891</text:p>
          </table:table-cell>
          <table:table-cell office:value-type="float" office:value="1.80711823595726">
            <text:p>1.807118236</text:p>
          </table:table-cell>
          <table:table-cell office:value-type="float" office:value="1.35040473867366">
            <text:p>1.3504047387</text:p>
          </table:table-cell>
          <table:table-cell office:value-type="float" office:value="6.48274912163615">
            <text:p>6.4827491216</text:p>
          </table:table-cell>
          <table:table-cell office:value-type="float" office:value="3.68939805066678">
            <text:p>3.6893980507</text:p>
          </table:table-cell>
          <table:table-cell office:value-type="float" office:value="7.63333909419286">
            <text:p>7.633339094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office:value-type="float" office:value="1154">
            <text:p>1154</text:p>
          </table:table-cell>
          <table:table-cell office:value-type="float" office:value="13.5">
            <text:p>13.5</text:p>
          </table:table-cell>
          <table:table-cell office:value-type="float" office:value="41.25">
            <text:p>41.25</text:p>
          </table:table-cell>
          <table:table-cell office:value-type="float" office:value="102.25">
            <text:p>102.25</text:p>
          </table:table-cell>
          <table:table-cell office:value-type="float" office:value="0.164634146341463">
            <text:p>0.1646341463</text:p>
          </table:table-cell>
          <table:table-cell office:value-type="float" office:value="0.175531914893617">
            <text:p>0.1755319149</text:p>
          </table:table-cell>
          <table:table-cell office:value-type="float" office:value="0.0886048526863085">
            <text:p>0.0886048527</text:p>
          </table:table-cell>
          <table:table-cell office:value-type="float" office:value="1.62934414039262">
            <text:p>1.6293441404</text:p>
          </table:table-cell>
          <table:table-cell office:value-type="float" office:value="1.67475215029425">
            <text:p>1.6747521503</text:p>
          </table:table-cell>
          <table:table-cell office:value-type="float" office:value="1.32550459144442">
            <text:p>1.3255045914</text:p>
          </table:table-cell>
          <table:table-cell office:value-type="float" office:value="4.54800094187489">
            <text:p>4.5480009419</text:p>
          </table:table-cell>
          <table:table-cell office:value-type="float" office:value="4.28607478659891">
            <text:p>4.2860747866</text:p>
          </table:table-cell>
          <table:table-cell office:value-type="float" office:value="8.16457348352857">
            <text:p>8.164573483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86">
            <text:p>138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18">
            <text:p>118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51370851370851">
            <text:p>0.0851370851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1218651158045">
            <text:p>1.3121865116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48339688018643">
            <text:p>8.483396880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137">
            <text:p>1137</text:p>
          </table:table-cell>
          <table:table-cell office:value-type="float" office:value="31">
            <text:p>31</text:p>
          </table:table-cell>
          <table:table-cell office:value-type="float" office:value="55.125">
            <text:p>55.125</text:p>
          </table:table-cell>
          <table:table-cell office:value-type="float" office:value="118.75">
            <text:p>118.75</text:p>
          </table:table-cell>
          <table:table-cell office:value-type="float" office:value="0.254098360655738">
            <text:p>0.2540983607</text:p>
          </table:table-cell>
          <table:table-cell office:value-type="float" office:value="0.155281690140845">
            <text:p>0.1552816901</text:p>
          </table:table-cell>
          <table:table-cell office:value-type="float" office:value="0.104441512752858">
            <text:p>0.1044415128</text:p>
          </table:table-cell>
          <table:table-cell office:value-type="float" office:value="2.01589357699543">
            <text:p>2.015893577</text:p>
          </table:table-cell>
          <table:table-cell office:value-type="float" office:value="1.59074622594723">
            <text:p>1.5907462259</text:p>
          </table:table-cell>
          <table:table-cell office:value-type="float" office:value="1.38692503262377">
            <text:p>1.3869250326</text:p>
          </table:table-cell>
          <table:table-cell office:value-type="float" office:value="3.06137594859294">
            <text:p>3.0613759486</text:p>
          </table:table-cell>
          <table:table-cell office:value-type="float" office:value="4.80204380839808">
            <text:p>4.8020438084</text:p>
          </table:table-cell>
          <table:table-cell office:value-type="float" office:value="6.97753828931441">
            <text:p>6.977538289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410">
            <text:p>410</text:p>
          </table:table-cell>
          <table:table-cell office:value-type="float" office:value="1077">
            <text:p>1077</text:p>
          </table:table-cell>
          <table:table-cell office:value-type="float" office:value="34.75">
            <text:p>34.75</text:p>
          </table:table-cell>
          <table:table-cell office:value-type="float" office:value="99.25">
            <text:p>99.25</text:p>
          </table:table-cell>
          <table:table-cell office:value-type="float" office:value="102.375">
            <text:p>102.375</text:p>
          </table:table-cell>
          <table:table-cell office:value-type="float" office:value="0.224193548387097">
            <text:p>0.2241935484</text:p>
          </table:table-cell>
          <table:table-cell office:value-type="float" office:value="0.242073170731707">
            <text:p>0.2420731707</text:p>
          </table:table-cell>
          <table:table-cell office:value-type="float" office:value="0.0950557103064067">
            <text:p>0.0950557103</text:p>
          </table:table-cell>
          <table:table-cell office:value-type="float" office:value="1.8831924037461">
            <text:p>1.8831924037</text:p>
          </table:table-cell>
          <table:table-cell office:value-type="float" office:value="1.96211096073766">
            <text:p>1.9621109607</text:p>
          </table:table-cell>
          <table:table-cell office:value-type="float" office:value="1.35040473867366">
            <text:p>1.3504047387</text:p>
          </table:table-cell>
          <table:table-cell office:value-type="float" office:value="3.42663289257146">
            <text:p>3.4266328926</text:p>
          </table:table-cell>
          <table:table-cell office:value-type="float" office:value="3.19744035475653">
            <text:p>3.1974403548</text:p>
          </table:table-cell>
          <table:table-cell office:value-type="float" office:value="7.63333909419286">
            <text:p>7.633339094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88">
            <text:p>1188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0.196629213483146">
            <text:p>0.1966292135</text:p>
          </table:table-cell>
          <table:table-cell office:value-type="float" office:value="0.202325581395349">
            <text:p>0.2023255814</text:p>
          </table:table-cell>
          <table:table-cell office:value-type="float" office:value="0.0925925925925926">
            <text:p>0.0925925926</text:p>
          </table:table-cell>
          <table:table-cell office:value-type="float" office:value="1.76398182047721">
            <text:p>1.7639818205</text:p>
          </table:table-cell>
          <table:table-cell office:value-type="float" office:value="1.78837339102217">
            <text:p>1.788373391</text:p>
          </table:table-cell>
          <table:table-cell office:value-type="float" office:value="1.34087791495199">
            <text:p>1.340877915</text:p>
          </table:table-cell>
          <table:table-cell office:value-type="float" office:value="3.86135884870175">
            <text:p>3.8613588487</text:p>
          </table:table-cell>
          <table:table-cell office:value-type="float" office:value="3.76183632562668">
            <text:p>3.7618363256</text:p>
          </table:table-cell>
          <table:table-cell office:value-type="float" office:value="7.82744876390571">
            <text:p>7.827448763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427">
            <text:p>142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3.75">
            <text:p>53.7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7666433076384">
            <text:p>0.0376664331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3461328572151">
            <text:p>1.1346132857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8.7466895739104">
            <text:p>18.746689573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32">
            <text:p>532</text:p>
          </table:table-cell>
          <table:table-cell office:value-type="float" office:value="1485">
            <text:p>1485</text:p>
          </table:table-cell>
          <table:table-cell office:value-type="float" office:value="27.5">
            <text:p>27.5</text:p>
          </table:table-cell>
          <table:table-cell office:value-type="float" office:value="164.875">
            <text:p>164.875</text:p>
          </table:table-cell>
          <table:table-cell office:value-type="float" office:value="107.875">
            <text:p>107.875</text:p>
          </table:table-cell>
          <table:table-cell office:value-type="float" office:value="0.0846153846153846">
            <text:p>0.0846153846</text:p>
          </table:table-cell>
          <table:table-cell office:value-type="float" office:value="0.309915413533835">
            <text:p>0.3099154135</text:p>
          </table:table-cell>
          <table:table-cell office:value-type="float" office:value="0.0726430976430976">
            <text:p>0.0726430976</text:p>
          </table:table-cell>
          <table:table-cell office:value-type="float" office:value="1.31018698224852">
            <text:p>1.3101869822</text:p>
          </table:table-cell>
          <table:table-cell office:value-type="float" office:value="2.27295717191828">
            <text:p>2.2729571719</text:p>
          </table:table-cell>
          <table:table-cell office:value-type="float" office:value="1.2645938002358">
            <text:p>1.2645938002</text:p>
          </table:table-cell>
          <table:table-cell office:value-type="float" office:value="8.53362174733149">
            <text:p>8.5336217473</text:p>
          </table:table-cell>
          <table:table-cell office:value-type="float" office:value="2.56756776544968">
            <text:p>2.5675677654</text:p>
          </table:table-cell>
          <table:table-cell office:value-type="float" office:value="9.88434080087696">
            <text:p>9.884340800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68">
            <text:p>668</text:p>
          </table:table-cell>
          <table:table-cell office:value-type="float" office:value="1626">
            <text:p>1626</text:p>
          </table:table-cell>
          <table:table-cell office:value-type="float" office:value="78.5">
            <text:p>78.5</text:p>
          </table:table-cell>
          <table:table-cell office:value-type="float" office:value="89.375">
            <text:p>89.375</text:p>
          </table:table-cell>
          <table:table-cell office:value-type="float" office:value="141.5">
            <text:p>141.5</text:p>
          </table:table-cell>
          <table:table-cell office:value-type="float" office:value="0.23644578313253">
            <text:p>0.2364457831</text:p>
          </table:table-cell>
          <table:table-cell office:value-type="float" office:value="0.133794910179641">
            <text:p>0.1337949102</text:p>
          </table:table-cell>
          <table:table-cell office:value-type="float" office:value="0.0870233702337023">
            <text:p>0.0870233702</text:p>
          </table:table-cell>
          <table:table-cell office:value-type="float" office:value="1.93713719335172">
            <text:p>1.9371371934</text:p>
          </table:table-cell>
          <table:table-cell office:value-type="float" office:value="1.5033682984891">
            <text:p>1.5033682985</text:p>
          </table:table-cell>
          <table:table-cell office:value-type="float" office:value="1.31942500707295">
            <text:p>1.3194250071</text:p>
          </table:table-cell>
          <table:table-cell office:value-type="float" office:value="3.26585019516659">
            <text:p>3.2658501952</text:p>
          </table:table-cell>
          <table:table-cell office:value-type="float" office:value="5.5199915456033">
            <text:p>5.5199915456</text:p>
          </table:table-cell>
          <table:table-cell office:value-type="float" office:value="8.30682365474183">
            <text:p>8.306823654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20">
            <text:p>720</text:p>
          </table:table-cell>
          <table:table-cell office:value-type="float" office:value="1660">
            <text:p>1660</text:p>
          </table:table-cell>
          <table:table-cell office:value-type="float" office:value="68.125">
            <text:p>68.125</text:p>
          </table:table-cell>
          <table:table-cell office:value-type="float" office:value="98.875">
            <text:p>98.875</text:p>
          </table:table-cell>
          <table:table-cell office:value-type="float" office:value="197.5">
            <text:p>197.5</text:p>
          </table:table-cell>
          <table:table-cell office:value-type="float" office:value="0.195761494252874">
            <text:p>0.1957614943</text:p>
          </table:table-cell>
          <table:table-cell office:value-type="float" office:value="0.137326388888889">
            <text:p>0.1373263889</text:p>
          </table:table-cell>
          <table:table-cell office:value-type="float" office:value="0.118975903614458">
            <text:p>0.1189759036</text:p>
          </table:table-cell>
          <table:table-cell office:value-type="float" office:value="1.76027745264401">
            <text:p>1.7602774526</text:p>
          </table:table-cell>
          <table:table-cell office:value-type="float" office:value="1.51760509379823">
            <text:p>1.5176050938</text:p>
          </table:table-cell>
          <table:table-cell office:value-type="float" office:value="1.44415998330672">
            <text:p>1.4441599833</text:p>
          </table:table-cell>
          <table:table-cell office:value-type="float" office:value="3.8770260184375">
            <text:p>3.8770260184</text:p>
          </table:table-cell>
          <table:table-cell office:value-type="float" office:value="5.38658621764279">
            <text:p>5.3865862176</text:p>
          </table:table-cell>
          <table:table-cell office:value-type="float" office:value="6.16602759891851">
            <text:p>6.166027598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21">
            <text:p>821</text:p>
          </table:table-cell>
          <table:table-cell office:value-type="float" office:value="2221">
            <text:p>2221</text:p>
          </table:table-cell>
          <table:table-cell office:value-type="float" office:value="13.75">
            <text:p>13.75</text:p>
          </table:table-cell>
          <table:table-cell office:value-type="float" office:value="200.5">
            <text:p>200.5</text:p>
          </table:table-cell>
          <table:table-cell office:value-type="float" office:value="176">
            <text:p>176</text:p>
          </table:table-cell>
          <table:table-cell office:value-type="float" office:value="0.0376712328767123">
            <text:p>0.0376712329</text:p>
          </table:table-cell>
          <table:table-cell office:value-type="float" office:value="0.2442143727162">
            <text:p>0.2442143727</text:p>
          </table:table-cell>
          <table:table-cell office:value-type="float" office:value="0.0792435839711842">
            <text:p>0.079243584</text:p>
          </table:table-cell>
          <table:table-cell office:value-type="float" office:value="1.13463079376994">
            <text:p>1.1346307938</text:p>
          </table:table-cell>
          <table:table-cell office:value-type="float" office:value="1.97164599779539">
            <text:p>1.9716459978</text:p>
          </table:table-cell>
          <table:table-cell office:value-type="float" office:value="1.28966045327632">
            <text:p>1.2896604533</text:p>
          </table:table-cell>
          <table:table-cell office:value-type="float" office:value="18.7443446228369">
            <text:p>18.7443446228</text:p>
          </table:table-cell>
          <table:table-cell office:value-type="float" office:value="3.17223581099577">
            <text:p>3.172235811</text:p>
          </table:table-cell>
          <table:table-cell office:value-type="float" office:value="9.08921386145394">
            <text:p>9.089213861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40">
            <text:p>840</text:p>
          </table:table-cell>
          <table:table-cell office:value-type="float" office:value="2466">
            <text:p>2466</text:p>
          </table:table-cell>
          <table:table-cell office:value-type="float" office:value="54.75">
            <text:p>54.75</text:p>
          </table:table-cell>
          <table:table-cell office:value-type="float" office:value="220.625">
            <text:p>220.625</text:p>
          </table:table-cell>
          <table:table-cell office:value-type="float" office:value="204.75">
            <text:p>204.75</text:p>
          </table:table-cell>
          <table:table-cell office:value-type="float" office:value="0.160087719298246">
            <text:p>0.1600877193</text:p>
          </table:table-cell>
          <table:table-cell office:value-type="float" office:value="0.26264880952381">
            <text:p>0.2626488095</text:p>
          </table:table-cell>
          <table:table-cell office:value-type="float" office:value="0.083029197080292">
            <text:p>0.0830291971</text:p>
          </table:table-cell>
          <table:table-cell office:value-type="float" office:value="1.61053805016928">
            <text:p>1.6105380502</text:p>
          </table:table-cell>
          <table:table-cell office:value-type="float" office:value="2.05448025173611">
            <text:p>2.0544802517</text:p>
          </table:table-cell>
          <table:table-cell office:value-type="float" office:value="1.30411413101391">
            <text:p>1.304114131</text:p>
          </table:table-cell>
          <table:table-cell office:value-type="float" office:value="4.66779538426142">
            <text:p>4.6677953843</text:p>
          </table:table-cell>
          <table:table-cell office:value-type="float" office:value="2.97217956618323">
            <text:p>2.9721795662</text:p>
          </table:table-cell>
          <table:table-cell office:value-type="float" office:value="8.69020102380538">
            <text:p>8.69020102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46">
            <text:p>1046</text:p>
          </table:table-cell>
          <table:table-cell office:value-type="float" office:value="2390">
            <text:p>2390</text:p>
          </table:table-cell>
          <table:table-cell office:value-type="float" office:value="82.125">
            <text:p>82.125</text:p>
          </table:table-cell>
          <table:table-cell office:value-type="float" office:value="92.75">
            <text:p>92.75</text:p>
          </table:table-cell>
          <table:table-cell office:value-type="float" office:value="68.125">
            <text:p>68.125</text:p>
          </table:table-cell>
          <table:table-cell office:value-type="float" office:value="0.250381097560976">
            <text:p>0.2503810976</text:p>
          </table:table-cell>
          <table:table-cell office:value-type="float" office:value="0.0886711281070746">
            <text:p>0.0886711281</text:p>
          </table:table-cell>
          <table:table-cell office:value-type="float" office:value="0.0285041841004184">
            <text:p>0.0285041841</text:p>
          </table:table-cell>
          <table:table-cell office:value-type="float" office:value="1.99920760173446">
            <text:p>1.9992076017</text:p>
          </table:table-cell>
          <table:table-cell office:value-type="float" office:value="1.32575958353593">
            <text:p>1.3257595835</text:p>
          </table:table-cell>
          <table:table-cell office:value-type="float" office:value="1.10135712183348">
            <text:p>1.1013571218</text:p>
          </table:table-cell>
          <table:table-cell office:value-type="float" office:value="3.10204608139446">
            <text:p>3.1020460814</text:p>
          </table:table-cell>
          <table:table-cell office:value-type="float" office:value="8.15872289935358">
            <text:p>8.1587228994</text:p>
          </table:table-cell>
          <table:table-cell office:value-type="float" office:value="24.6623338300205">
            <text:p>24.6623338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1082">
            <text:p>1082</text:p>
          </table:table-cell>
          <table:table-cell office:value-type="float" office:value="2345">
            <text:p>2345</text:p>
          </table:table-cell>
          <table:table-cell office:value-type="float" office:value="102.5">
            <text:p>102.5</text:p>
          </table:table-cell>
          <table:table-cell office:value-type="float" office:value="98.875">
            <text:p>98.875</text:p>
          </table:table-cell>
          <table:table-cell office:value-type="float" office:value="158.625">
            <text:p>158.625</text:p>
          </table:table-cell>
          <table:table-cell office:value-type="float" office:value="0.284722222222222">
            <text:p>0.2847222222</text:p>
          </table:table-cell>
          <table:table-cell office:value-type="float" office:value="0.0913817005545287">
            <text:p>0.0913817006</text:p>
          </table:table-cell>
          <table:table-cell office:value-type="float" office:value="0.0676439232409382">
            <text:p>0.0676439232</text:p>
          </table:table-cell>
          <table:table-cell office:value-type="float" office:value="2.15541859567901">
            <text:p>2.1554185957</text:p>
          </table:table-cell>
          <table:table-cell office:value-type="float" office:value="1.33620315772548">
            <text:p>1.3362031577</text:p>
          </table:table-cell>
          <table:table-cell office:value-type="float" office:value="1.24572210403208">
            <text:p>1.245722104</text:p>
          </table:table-cell>
          <table:table-cell office:value-type="float" office:value="2.76658495067942">
            <text:p>2.7665849507</text:p>
          </table:table-cell>
          <table:table-cell office:value-type="float" office:value="7.92670907528029">
            <text:p>7.9267090753</text:p>
          </table:table-cell>
          <table:table-cell office:value-type="float" office:value="10.5897915812766">
            <text:p>10.589791581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0">
            <text:p>1170</text:p>
          </table:table-cell>
          <table:table-cell office:value-type="float" office:value="3046">
            <text:p>3046</text:p>
          </table:table-cell>
          <table:table-cell office:value-type="float" office:value="130.125">
            <text:p>130.125</text:p>
          </table:table-cell>
          <table:table-cell office:value-type="float" office:value="106.25">
            <text:p>106.25</text:p>
          </table:table-cell>
          <table:table-cell office:value-type="float" office:value="199.125">
            <text:p>199.125</text:p>
          </table:table-cell>
          <table:table-cell office:value-type="float" office:value="0.349798387096774">
            <text:p>0.3497983871</text:p>
          </table:table-cell>
          <table:table-cell office:value-type="float" office:value="0.0908119658119658">
            <text:p>0.0908119658</text:p>
          </table:table-cell>
          <table:table-cell office:value-type="float" office:value="0.0653726198292843">
            <text:p>0.0653726198</text:p>
          </table:table-cell>
          <table:table-cell office:value-type="float" office:value="2.4641178216051">
            <text:p>2.4641178216</text:p>
          </table:table-cell>
          <table:table-cell office:value-type="float" office:value="1.33400563408576">
            <text:p>1.3340056341</text:p>
          </table:table-cell>
          <table:table-cell office:value-type="float" office:value="1.23718038507225">
            <text:p>1.2371803851</text:p>
          </table:table-cell>
          <table:table-cell office:value-type="float" office:value="2.31083539078272">
            <text:p>2.3108353908</text:p>
          </table:table-cell>
          <table:table-cell office:value-type="float" office:value="7.97432704994677">
            <text:p>7.9743270499</text:p>
          </table:table-cell>
          <table:table-cell office:value-type="float" office:value="10.9459358329077">
            <text:p>10.945935832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12">
            <text:p>612</text:p>
          </table:table-cell>
          <table:table-cell office:value-type="float" office:value="1365">
            <text:p>1365</text:p>
          </table:table-cell>
          <table:table-cell office:value-type="float" office:value="3388">
            <text:p>3388</text:p>
          </table:table-cell>
          <table:table-cell office:value-type="float" office:value="88.25">
            <text:p>88.25</text:p>
          </table:table-cell>
          <table:table-cell office:value-type="float" office:value="251.875">
            <text:p>251.875</text:p>
          </table:table-cell>
          <table:table-cell office:value-type="float" office:value="263.625">
            <text:p>263.625</text:p>
          </table:table-cell>
          <table:table-cell office:value-type="float" office:value="0.144199346405229">
            <text:p>0.1441993464</text:p>
          </table:table-cell>
          <table:table-cell office:value-type="float" office:value="0.18452380952381">
            <text:p>0.1845238095</text:p>
          </table:table-cell>
          <table:table-cell office:value-type="float" office:value="0.0778113931523022">
            <text:p>0.0778113932</text:p>
          </table:table-cell>
          <table:table-cell office:value-type="float" office:value="1.54545287736554">
            <text:p>1.5454528774</text:p>
          </table:table-cell>
          <table:table-cell office:value-type="float" office:value="1.71256944444444">
            <text:p>1.7125694444</text:p>
          </table:table-cell>
          <table:table-cell office:value-type="float" office:value="1.28420691732549">
            <text:p>1.2842069173</text:p>
          </table:table-cell>
          <table:table-cell office:value-type="float" office:value="5.14566276862183">
            <text:p>5.1456627686</text:p>
          </table:table-cell>
          <table:table-cell office:value-type="float" office:value="4.09320727816771">
            <text:p>4.0932072782</text:p>
          </table:table-cell>
          <table:table-cell office:value-type="float" office:value="9.25028801084938">
            <text:p>9.250288010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81">
            <text:p>781</text:p>
          </table:table-cell>
          <table:table-cell office:value-type="float" office:value="1482">
            <text:p>1482</text:p>
          </table:table-cell>
          <table:table-cell office:value-type="float" office:value="3446">
            <text:p>3446</text:p>
          </table:table-cell>
          <table:table-cell office:value-type="float" office:value="100.125">
            <text:p>100.125</text:p>
          </table:table-cell>
          <table:table-cell office:value-type="float" office:value="154.125">
            <text:p>154.125</text:p>
          </table:table-cell>
          <table:table-cell office:value-type="float" office:value="148.5">
            <text:p>148.5</text:p>
          </table:table-cell>
          <table:table-cell office:value-type="float" office:value="0.128201024327785">
            <text:p>0.1282010243</text:p>
          </table:table-cell>
          <table:table-cell office:value-type="float" office:value="0.103997975708502">
            <text:p>0.1039979757</text:p>
          </table:table-cell>
          <table:table-cell office:value-type="float" office:value="0.0430934416715032">
            <text:p>0.0430934417</text:p>
          </table:table-cell>
          <table:table-cell office:value-type="float" office:value="1.48091717031909">
            <text:p>1.4809171703</text:p>
          </table:table-cell>
          <table:table-cell office:value-type="float" office:value="1.38519144972463">
            <text:p>1.3851914497</text:p>
          </table:table-cell>
          <table:table-cell office:value-type="float" office:value="1.15446685349185">
            <text:p>1.1544668535</text:p>
          </table:table-cell>
          <table:table-cell office:value-type="float" office:value="5.74632882248356">
            <text:p>5.7463288225</text:p>
          </table:table-cell>
          <table:table-cell office:value-type="float" office:value="7.00586609895844">
            <text:p>7.005866099</text:p>
          </table:table-cell>
          <table:table-cell office:value-type="float" office:value="16.4288853438552">
            <text:p>16.428885343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25">
            <text:p>825</text:p>
          </table:table-cell>
          <table:table-cell office:value-type="float" office:value="1550">
            <text:p>1550</text:p>
          </table:table-cell>
          <table:table-cell office:value-type="float" office:value="3458">
            <text:p>3458</text:p>
          </table:table-cell>
          <table:table-cell office:value-type="float" office:value="38.125">
            <text:p>38.125</text:p>
          </table:table-cell>
          <table:table-cell office:value-type="float" office:value="37.125">
            <text:p>37.125</text:p>
          </table:table-cell>
          <table:table-cell office:value-type="float" office:value="279.875">
            <text:p>279.875</text:p>
          </table:table-cell>
          <table:table-cell office:value-type="float" office:value="0.0462121212121212">
            <text:p>0.0462121212</text:p>
          </table:table-cell>
          <table:table-cell office:value-type="float" office:value="0.0239516129032258">
            <text:p>0.0239516129</text:p>
          </table:table-cell>
          <table:table-cell office:value-type="float" office:value="0.0809355118565645">
            <text:p>0.0809355119</text:p>
          </table:table-cell>
          <table:table-cell office:value-type="float" office:value="1.16592812213039">
            <text:p>1.1659281221</text:p>
          </table:table-cell>
          <table:table-cell office:value-type="float" office:value="1.0849550574922">
            <text:p>1.0849550575</text:p>
          </table:table-cell>
          <table:table-cell office:value-type="float" office:value="1.29611338337376">
            <text:p>1.2961133834</text:p>
          </table:table-cell>
          <table:table-cell office:value-type="float" office:value="15.3432146675651">
            <text:p>15.3432146676</text:p>
          </table:table-cell>
          <table:table-cell office:value-type="float" office:value="29.2846846578558">
            <text:p>29.2846846579</text:p>
          </table:table-cell>
          <table:table-cell office:value-type="float" office:value="8.90626956657179">
            <text:p>8.906269566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84">
            <text:p>884</text:p>
          </table:table-cell>
          <table:table-cell office:value-type="float" office:value="1751">
            <text:p>1751</text:p>
          </table:table-cell>
          <table:table-cell office:value-type="float" office:value="4000">
            <text:p>4000</text:p>
          </table:table-cell>
          <table:table-cell office:value-type="float" office:value="42.5">
            <text:p>42.5</text:p>
          </table:table-cell>
          <table:table-cell office:value-type="float" office:value="202.75">
            <text:p>202.75</text:p>
          </table:table-cell>
          <table:table-cell office:value-type="float" office:value="345.125">
            <text:p>345.125</text:p>
          </table:table-cell>
          <table:table-cell office:value-type="float" office:value="0.0480769230769231">
            <text:p>0.0480769231</text:p>
          </table:table-cell>
          <table:table-cell office:value-type="float" office:value="0.115790976584809">
            <text:p>0.1157909766</text:p>
          </table:table-cell>
          <table:table-cell office:value-type="float" office:value="0.08628125">
            <text:p>0.08628125</text:p>
          </table:table-cell>
          <table:table-cell office:value-type="float" office:value="1.17279955621302">
            <text:p>1.1727995562</text:p>
          </table:table-cell>
          <table:table-cell office:value-type="float" office:value="1.43154721655342">
            <text:p>1.4315472166</text:p>
          </table:table-cell>
          <table:table-cell office:value-type="float" office:value="1.31657550503906">
            <text:p>1.316575505</text:p>
          </table:table-cell>
          <table:table-cell office:value-type="float" office:value="14.7613227038954">
            <text:p>14.7613227039</text:p>
          </table:table-cell>
          <table:table-cell office:value-type="float" office:value="6.32643962376661">
            <text:p>6.3264396238</text:p>
          </table:table-cell>
          <table:table-cell office:value-type="float" office:value="8.37537205444078">
            <text:p>8.375372054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888">
            <text:p>888</text:p>
          </table:table-cell>
          <table:table-cell office:value-type="float" office:value="1762">
            <text:p>1762</text:p>
          </table:table-cell>
          <table:table-cell office:value-type="float" office:value="4327">
            <text:p>4327</text:p>
          </table:table-cell>
          <table:table-cell office:value-type="float" office:value="74">
            <text:p>74</text:p>
          </table:table-cell>
          <table:table-cell office:value-type="float" office:value="10.5">
            <text:p>10.5</text:p>
          </table:table-cell>
          <table:table-cell office:value-type="float" office:value="140.75">
            <text:p>140.75</text:p>
          </table:table-cell>
          <table:table-cell office:value-type="float" office:value="0.0833333333333333">
            <text:p>0.0833333333</text:p>
          </table:table-cell>
          <table:table-cell office:value-type="float" office:value="0.00595913734392736">
            <text:p>0.0059591373</text:p>
          </table:table-cell>
          <table:table-cell office:value-type="float" office:value="0.0325283106078114">
            <text:p>0.0325283106</text:p>
          </table:table-cell>
          <table:table-cell office:value-type="float" office:value="1.30527777777778">
            <text:p>1.3052777778</text:p>
          </table:table-cell>
          <table:table-cell office:value-type="float" office:value="1.0209265828868">
            <text:p>1.0209265829</text:p>
          </table:table-cell>
          <table:table-cell office:value-type="float" office:value="1.1159229454697">
            <text:p>1.1159229455</text:p>
          </table:table-cell>
          <table:table-cell office:value-type="float" office:value="8.65971680252282">
            <text:p>8.6597168025</text:p>
          </table:table-cell>
          <table:table-cell office:value-type="float" office:value="0">
            <text:p>0</text:p>
          </table:table-cell>
          <table:table-cell office:value-type="float" office:value="21.6537679661591">
            <text:p>21.653767966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920">
            <text:p>920</text:p>
          </table:table-cell>
          <table:table-cell office:value-type="float" office:value="1852">
            <text:p>1852</text:p>
          </table:table-cell>
          <table:table-cell office:value-type="float" office:value="4285">
            <text:p>4285</text:p>
          </table:table-cell>
          <table:table-cell office:value-type="float" office:value="30.5">
            <text:p>30.5</text:p>
          </table:table-cell>
          <table:table-cell office:value-type="float" office:value="132.25">
            <text:p>132.25</text:p>
          </table:table-cell>
          <table:table-cell office:value-type="float" office:value="195.75">
            <text:p>195.75</text:p>
          </table:table-cell>
          <table:table-cell office:value-type="float" office:value="0.0331521739130435">
            <text:p>0.0331521739</text:p>
          </table:table-cell>
          <table:table-cell office:value-type="float" office:value="0.0714092872570194">
            <text:p>0.0714092873</text:p>
          </table:table-cell>
          <table:table-cell office:value-type="float" office:value="0.0456826137689615">
            <text:p>0.0456826138</text:p>
          </table:table-cell>
          <table:table-cell office:value-type="float" office:value="1.11818677930057">
            <text:p>1.1181867793</text:p>
          </table:table-cell>
          <table:table-cell office:value-type="float" office:value="1.25992710656042">
            <text:p>1.2599271066</text:p>
          </table:table-cell>
          <table:table-cell office:value-type="float" office:value="1.16397947454486">
            <text:p>1.1639794745</text:p>
          </table:table-cell>
          <table:table-cell office:value-type="float" office:value="21.2527358388889">
            <text:p>21.2527358389</text:p>
          </table:table-cell>
          <table:table-cell office:value-type="float" office:value="10.0492708833683">
            <text:p>10.0492708834</text:p>
          </table:table-cell>
          <table:table-cell office:value-type="float" office:value="15.5171003063623">
            <text:p>15.517100306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78">
            <text:p>978</text:p>
          </table:table-cell>
          <table:table-cell office:value-type="float" office:value="1864">
            <text:p>1864</text:p>
          </table:table-cell>
          <table:table-cell office:value-type="float" office:value="3844">
            <text:p>3844</text:p>
          </table:table-cell>
          <table:table-cell office:value-type="float" office:value="31.75">
            <text:p>31.75</text:p>
          </table:table-cell>
          <table:table-cell office:value-type="float" office:value="19.25">
            <text:p>19.25</text:p>
          </table:table-cell>
          <table:table-cell office:value-type="float" office:value="83.25">
            <text:p>83.25</text:p>
          </table:table-cell>
          <table:table-cell office:value-type="float" office:value="0.0324642126789366">
            <text:p>0.0324642127</text:p>
          </table:table-cell>
          <table:table-cell office:value-type="float" office:value="0.0103272532188841">
            <text:p>0.0103272532</text:p>
          </table:table-cell>
          <table:table-cell office:value-type="float" office:value="0.0216571279916753">
            <text:p>0.021657128</text:p>
          </table:table-cell>
          <table:table-cell office:value-type="float" office:value="1.11569043758181">
            <text:p>1.1156904376</text:p>
          </table:table-cell>
          <table:table-cell office:value-type="float" office:value="1.03635442449783">
            <text:p>1.0363544245</text:p>
          </table:table-cell>
          <table:table-cell office:value-type="float" office:value="1.07671924910885">
            <text:p>1.0767192491</text:p>
          </table:table-cell>
          <table:table-cell office:value-type="float" office:value="21.6958445125972">
            <text:p>21.6958445126</text:p>
          </table:table-cell>
          <table:table-cell office:value-type="float" office:value="0">
            <text:p>0</text:p>
          </table:table-cell>
          <table:table-cell office:value-type="float" office:value="32.3508346321888">
            <text:p>32.350834632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232">
            <text:p>1232</text:p>
          </table:table-cell>
          <table:table-cell office:value-type="float" office:value="2200">
            <text:p>2200</text:p>
          </table:table-cell>
          <table:table-cell office:value-type="float" office:value="4349">
            <text:p>4349</text:p>
          </table:table-cell>
          <table:table-cell office:value-type="float" office:value="43.75">
            <text:p>43.75</text:p>
          </table:table-cell>
          <table:table-cell office:value-type="float" office:value="156.875">
            <text:p>156.875</text:p>
          </table:table-cell>
          <table:table-cell office:value-type="float" office:value="55.25">
            <text:p>55.25</text:p>
          </table:table-cell>
          <table:table-cell office:value-type="float" office:value="0.0355113636363636">
            <text:p>0.0355113636</text:p>
          </table:table-cell>
          <table:table-cell office:value-type="float" office:value="0.0713068181818182">
            <text:p>0.0713068182</text:p>
          </table:table-cell>
          <table:table-cell office:value-type="float" office:value="0.0127040699011267">
            <text:p>0.0127040699</text:p>
          </table:table-cell>
          <table:table-cell office:value-type="float" office:value="1.12676144434401">
            <text:p>1.1267614443</text:p>
          </table:table-cell>
          <table:table-cell office:value-type="float" office:value="1.25953980178202">
            <text:p>1.2595398018</text:p>
          </table:table-cell>
          <table:table-cell office:value-type="float" office:value="1.04478057570237">
            <text:p>1.0447805757</text:p>
          </table:table-cell>
          <table:table-cell office:value-type="float" office:value="19.863582599805">
            <text:p>19.8635825998</text:p>
          </table:table-cell>
          <table:table-cell office:value-type="float" office:value="10.0632250677328">
            <text:p>10.06322506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191">
            <text:p>1191</text:p>
          </table:table-cell>
          <table:table-cell office:value-type="float" office:value="2276">
            <text:p>2276</text:p>
          </table:table-cell>
          <table:table-cell office:value-type="float" office:value="4208">
            <text:p>4208</text:p>
          </table:table-cell>
          <table:table-cell office:value-type="float" office:value="83.5">
            <text:p>83.5</text:p>
          </table:table-cell>
          <table:table-cell office:value-type="float" office:value="125">
            <text:p>125</text:p>
          </table:table-cell>
          <table:table-cell office:value-type="float" office:value="24.125">
            <text:p>24.125</text:p>
          </table:table-cell>
          <table:table-cell office:value-type="float" office:value="0.0701091519731318">
            <text:p>0.070109152</text:p>
          </table:table-cell>
          <table:table-cell office:value-type="float" office:value="0.054920913884007">
            <text:p>0.0549209139</text:p>
          </table:table-cell>
          <table:table-cell office:value-type="float" office:value="0.00573312737642586">
            <text:p>0.0057331274</text:p>
          </table:table-cell>
          <table:table-cell office:value-type="float" office:value="1.25501600655913">
            <text:p>1.2550160066</text:p>
          </table:table-cell>
          <table:table-cell office:value-type="float" office:value="1.19813515988646">
            <text:p>1.1981351599</text:p>
          </table:table-cell>
          <table:table-cell office:value-type="float" office:value="1.02013036856654">
            <text:p>1.0201303686</text:p>
          </table:table-cell>
          <table:table-cell office:value-type="float" office:value="10.2293460131826">
            <text:p>10.2293460132</text:p>
          </table:table-cell>
          <table:table-cell office:value-type="float" office:value="12.9643092952754">
            <text:p>12.9643092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1352">
            <text:p>1352</text:p>
          </table:table-cell>
          <table:table-cell office:value-type="float" office:value="2388">
            <text:p>2388</text:p>
          </table:table-cell>
          <table:table-cell office:value-type="float" office:value="3967">
            <text:p>3967</text:p>
          </table:table-cell>
          <table:table-cell office:value-type="float" office:value="92.25">
            <text:p>92.25</text:p>
          </table:table-cell>
          <table:table-cell office:value-type="float" office:value="192.25">
            <text:p>192.25</text:p>
          </table:table-cell>
          <table:table-cell office:value-type="float" office:value="-43.25">
            <text:p>-43.25</text:p>
          </table:table-cell>
          <table:table-cell office:value-type="float" office:value="0.0682322485207101">
            <text:p>0.0682322485</text:p>
          </table:table-cell>
          <table:table-cell office:value-type="float" office:value="0.0805067001675042">
            <text:p>0.0805067002</text:p>
          </table:table-cell>
          <table:table-cell office:value-type="float" office:value="-0.0109024451726746">
            <text:p>-0.0109024452</text:p>
          </table:table-cell>
          <table:table-cell office:value-type="float" office:value="1.24793792370934">
            <text:p>1.2479379237</text:p>
          </table:table-cell>
          <table:table-cell office:value-type="float" office:value="1.29447685497911">
            <text:p>1.294476855</text:p>
          </table:table-cell>
          <table:table-cell office:value-type="float" office:value="0.962074413984696">
            <text:p>0.962074414</text:p>
          </table:table-cell>
          <table:table-cell office:value-type="float" office:value="10.501406116138">
            <text:p>10.5014061161</text:p>
          </table:table-cell>
          <table:table-cell office:value-type="float" office:value="8.95190887082178">
            <text:p>8.95190887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364">
            <text:p>1364</text:p>
          </table:table-cell>
          <table:table-cell office:value-type="float" office:value="2389">
            <text:p>2389</text:p>
          </table:table-cell>
          <table:table-cell office:value-type="float" office:value="4405">
            <text:p>4405</text:p>
          </table:table-cell>
          <table:table-cell office:value-type="float" office:value="134.25">
            <text:p>134.25</text:p>
          </table:table-cell>
          <table:table-cell office:value-type="float" office:value="201.25">
            <text:p>201.25</text:p>
          </table:table-cell>
          <table:table-cell office:value-type="float" office:value="16.625">
            <text:p>16.625</text:p>
          </table:table-cell>
          <table:table-cell office:value-type="float" office:value="0.0984237536656891">
            <text:p>0.0984237537</text:p>
          </table:table-cell>
          <table:table-cell office:value-type="float" office:value="0.0842402678945165">
            <text:p>0.0842402679</text:p>
          </table:table-cell>
          <table:table-cell office:value-type="float" office:value="0.00377412031782066">
            <text:p>0.0037741203</text:p>
          </table:table-cell>
          <table:table-cell office:value-type="float" office:value="1.36347011898977">
            <text:p>1.363470119</text:p>
          </table:table-cell>
          <table:table-cell office:value-type="float" office:value="1.30874992619129">
            <text:p>1.3087499262</text:p>
          </table:table-cell>
          <table:table-cell office:value-type="float" office:value="1.01323733932135">
            <text:p>1.0132373393</text:p>
          </table:table-cell>
          <table:table-cell office:value-type="float" office:value="7.38363050120354">
            <text:p>7.3836305012</text:p>
          </table:table-cell>
          <table:table-cell office:value-type="float" office:value="8.57011903212524">
            <text:p>8.57011903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400">
            <text:p>1400</text:p>
          </table:table-cell>
          <table:table-cell office:value-type="float" office:value="2457">
            <text:p>2457</text:p>
          </table:table-cell>
          <table:table-cell office:value-type="float" office:value="3767">
            <text:p>3767</text:p>
          </table:table-cell>
          <table:table-cell office:value-type="float" office:value="111">
            <text:p>111</text:p>
          </table:table-cell>
          <table:table-cell office:value-type="float" office:value="-108">
            <text:p>-108</text:p>
          </table:table-cell>
          <table:table-cell office:value-type="float" office:value="78.75">
            <text:p>78.75</text:p>
          </table:table-cell>
          <table:table-cell office:value-type="float" office:value="0.0792857142857143">
            <text:p>0.0792857143</text:p>
          </table:table-cell>
          <table:table-cell office:value-type="float" office:value="-0.043956043956044">
            <text:p>-0.043956044</text:p>
          </table:table-cell>
          <table:table-cell office:value-type="float" office:value="0.0209052296256968">
            <text:p>0.0209052296</text:p>
          </table:table-cell>
          <table:table-cell office:value-type="float" office:value="1.289821">
            <text:p>1.289821</text:p>
          </table:table-cell>
          <table:table-cell office:value-type="float" office:value="0.849940828402367">
            <text:p>0.8499408284</text:p>
          </table:table-cell>
          <table:table-cell office:value-type="float" office:value="1.07402487979632">
            <text:p>1.0740248798</text:p>
          </table:table-cell>
          <table:table-cell office:value-type="float" office:value="9.08456366090566">
            <text:p>9.0845636609</text:p>
          </table:table-cell>
          <table:table-cell office:value-type="float" office:value="-15.4199283609171">
            <text:p>-15.4199283609</text:p>
          </table:table-cell>
          <table:table-cell office:value-type="float" office:value="33.5020188844811">
            <text:p>33.502018884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627">
            <text:p>1627</text:p>
          </table:table-cell>
          <table:table-cell office:value-type="float" office:value="2536">
            <text:p>2536</text:p>
          </table:table-cell>
          <table:table-cell office:value-type="float" office:value="4284">
            <text:p>4284</text:p>
          </table:table-cell>
          <table:table-cell office:value-type="float" office:value="93.75">
            <text:p>93.75</text:p>
          </table:table-cell>
          <table:table-cell office:value-type="float" office:value="65">
            <text:p>65</text:p>
          </table:table-cell>
          <table:table-cell office:value-type="float" office:value="79.875">
            <text:p>79.875</text:p>
          </table:table-cell>
          <table:table-cell office:value-type="float" office:value="0.0576213890596189">
            <text:p>0.0576213891</text:p>
          </table:table-cell>
          <table:table-cell office:value-type="float" office:value="0.0256309148264984">
            <text:p>0.0256309148</text:p>
          </table:table-cell>
          <table:table-cell office:value-type="float" office:value="0.0186449579831933">
            <text:p>0.018644958</text:p>
          </table:table-cell>
          <table:table-cell office:value-type="float" office:value="1.2081825016839">
            <text:p>1.2081825017</text:p>
          </table:table-cell>
          <table:table-cell office:value-type="float" office:value="1.09099581173064">
            <text:p>1.0909958117</text:p>
          </table:table-cell>
          <table:table-cell office:value-type="float" office:value="1.06593871647924">
            <text:p>1.0659387165</text:p>
          </table:table-cell>
          <table:table-cell office:value-type="float" office:value="12.3726760475649">
            <text:p>12.3726760476</text:p>
          </table:table-cell>
          <table:table-cell office:value-type="float" office:value="27.3885156059911">
            <text:p>27.388515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325">
            <text:p>1325</text:p>
          </table:table-cell>
          <table:table-cell office:value-type="float" office:value="2481">
            <text:p>2481</text:p>
          </table:table-cell>
          <table:table-cell office:value-type="float" office:value="4347">
            <text:p>4347</text:p>
          </table:table-cell>
          <table:table-cell office:value-type="float" office:value="-44.75">
            <text:p>-44.75</text:p>
          </table:table-cell>
          <table:table-cell office:value-type="float" office:value="100.75">
            <text:p>100.75</text:p>
          </table:table-cell>
          <table:table-cell office:value-type="float" office:value="-30">
            <text:p>-30</text:p>
          </table:table-cell>
          <table:table-cell office:value-type="float" office:value="-0.0337735849056604">
            <text:p>-0.0337735849</text:p>
          </table:table-cell>
          <table:table-cell office:value-type="float" office:value="0.040608625554212">
            <text:p>0.0406086256</text:p>
          </table:table-cell>
          <table:table-cell office:value-type="float" office:value="-0.00690131124913734">
            <text:p>-0.0069013112</text:p>
          </table:table-cell>
          <table:table-cell office:value-type="float" office:value="0.884028136703453">
            <text:p>0.8840281367</text:p>
          </table:table-cell>
          <table:table-cell office:value-type="float" office:value="1.14536234795977">
            <text:p>1.145362348</text:p>
          </table:table-cell>
          <table:table-cell office:value-type="float" office:value="0.975938761698056">
            <text:p>0.9759387617</text:p>
          </table:table-cell>
          <table:table-cell office:value-type="float" office:value="-20.1747941790967">
            <text:p>-20.1747941791</text:p>
          </table:table-cell>
          <table:table-cell office:value-type="float" office:value="17.4132386975163">
            <text:p>17.41323869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9">
            <text:p>29</text:p>
          </table:table-cell>
          <table:table-cell office:value-type="float" office:value="1175">
            <text:p>1175</text:p>
          </table:table-cell>
          <table:table-cell office:value-type="float" office:value="2588">
            <text:p>2588</text:p>
          </table:table-cell>
          <table:table-cell office:value-type="float" office:value="4140">
            <text:p>4140</text:p>
          </table:table-cell>
          <table:table-cell office:value-type="float" office:value="-70">
            <text:p>-70</text:p>
          </table:table-cell>
          <table:table-cell office:value-type="float" office:value="-95.75">
            <text:p>-95.75</text:p>
          </table:table-cell>
          <table:table-cell office:value-type="float" office:value="-37">
            <text:p>-37</text:p>
          </table:table-cell>
          <table:table-cell office:value-type="float" office:value="-0.0595744680851064">
            <text:p>-0.0595744681</text:p>
          </table:table-cell>
          <table:table-cell office:value-type="float" office:value="-0.0369976816074189">
            <text:p>-0.0369976816</text:p>
          </table:table-cell>
          <table:table-cell office:value-type="float" office:value="-0.00893719806763285">
            <text:p>-0.0089371981</text:p>
          </table:table-cell>
          <table:table-cell office:value-type="float" office:value="0.79844563150747">
            <text:p>0.7984456315</text:p>
          </table:table-cell>
          <table:table-cell office:value-type="float" office:value="0.873191018124909">
            <text:p>0.8731910181</text:p>
          </table:table-cell>
          <table:table-cell office:value-type="float" office:value="0.968876358841513">
            <text:p>0.9688763588</text:p>
          </table:table-cell>
          <table:table-cell office:value-type="float" office:value="-11.2848492428358">
            <text:p>-11.2848492428</text:p>
          </table:table-cell>
          <table:table-cell office:value-type="float" office:value="-18.3861303516082">
            <text:p>-18.38613035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475">
            <text:p>1475</text:p>
          </table:table-cell>
          <table:table-cell office:value-type="float" office:value="2600">
            <text:p>2600</text:p>
          </table:table-cell>
          <table:table-cell office:value-type="float" office:value="4944">
            <text:p>4944</text:p>
          </table:table-cell>
          <table:table-cell office:value-type="float" office:value="-45.75">
            <text:p>-45.75</text:p>
          </table:table-cell>
          <table:table-cell office:value-type="float" office:value="69.875">
            <text:p>69.875</text:p>
          </table:table-cell>
          <table:table-cell office:value-type="float" office:value="382.625">
            <text:p>382.625</text:p>
          </table:table-cell>
          <table:table-cell office:value-type="float" office:value="-0.0310169491525424">
            <text:p>-0.0310169492</text:p>
          </table:table-cell>
          <table:table-cell office:value-type="float" office:value="0.026875">
            <text:p>0.026875</text:p>
          </table:table-cell>
          <table:table-cell office:value-type="float" office:value="0.07739178802589">
            <text:p>0.077391788</text:p>
          </table:table-cell>
          <table:table-cell office:value-type="float" office:value="0.893326298190175">
            <text:p>0.8933262982</text:p>
          </table:table-cell>
          <table:table-cell office:value-type="float" office:value="1.095478140625">
            <text:p>1.0954781406</text:p>
          </table:table-cell>
          <table:table-cell office:value-type="float" office:value="1.28261065624415">
            <text:p>1.2826106562</text:p>
          </table:table-cell>
          <table:table-cell office:value-type="float" office:value="-21.9989745736365">
            <text:p>-21.9989745736</text:p>
          </table:table-cell>
          <table:table-cell office:value-type="float" office:value="26.1365647384275">
            <text:p>26.1365647384</text:p>
          </table:table-cell>
          <table:table-cell office:value-type="float" office:value="9.29860838837144">
            <text:p>9.298608388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1762">
            <text:p>1762</text:p>
          </table:table-cell>
          <table:table-cell office:value-type="float" office:value="2726">
            <text:p>2726</text:p>
          </table:table-cell>
          <table:table-cell office:value-type="float" office:value="6489">
            <text:p>6489</text:p>
          </table:table-cell>
          <table:table-cell office:value-type="float" office:value="-144.25">
            <text:p>-144.25</text:p>
          </table:table-cell>
          <table:table-cell office:value-type="float" office:value="-6.625">
            <text:p>-6.625</text:p>
          </table:table-cell>
          <table:table-cell office:value-type="float" office:value="244.75">
            <text:p>244.75</text:p>
          </table:table-cell>
          <table:table-cell office:value-type="float" office:value="-0.0818671963677639">
            <text:p>-0.0818671964</text:p>
          </table:table-cell>
          <table:table-cell office:value-type="float" office:value="-0.00243030080704329">
            <text:p>-0.0024303008</text:p>
          </table:table-cell>
          <table:table-cell office:value-type="float" office:value="0.0377176760671906">
            <text:p>0.0377176761</text:p>
          </table:table-cell>
          <table:table-cell office:value-type="float" office:value="0.726601198881418">
            <text:p>0.7266011989</text:p>
          </table:table-cell>
          <table:table-cell office:value-type="float" office:value="0.991505523644893">
            <text:p>0.9915055236</text:p>
          </table:table-cell>
          <table:table-cell office:value-type="float" office:value="1.13480020748747">
            <text:p>1.1348002075</text:p>
          </table:table-cell>
          <table:table-cell office:value-type="float" office:value="-8.11522008704191">
            <text:p>-8.115220087</text:p>
          </table:table-cell>
          <table:table-cell office:value-type="float" office:value="0">
            <text:p>0</text:p>
          </table:table-cell>
          <table:table-cell office:value-type="float" office:value="18.7216855416002">
            <text:p>18.721685541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325">
            <text:p>1325</text:p>
          </table:table-cell>
          <table:table-cell office:value-type="float" office:value="2522">
            <text:p>2522</text:p>
          </table:table-cell>
          <table:table-cell office:value-type="float" office:value="6180">
            <text:p>6180</text:p>
          </table:table-cell>
          <table:table-cell office:value-type="float" office:value="-44.75">
            <text:p>-44.75</text:p>
          </table:table-cell>
          <table:table-cell office:value-type="float" office:value="-249.375">
            <text:p>-249.375</text:p>
          </table:table-cell>
          <table:table-cell office:value-type="float" office:value="128.75">
            <text:p>128.75</text:p>
          </table:table-cell>
          <table:table-cell office:value-type="float" office:value="-0.0337735849056604">
            <text:p>-0.0337735849</text:p>
          </table:table-cell>
          <table:table-cell office:value-type="float" office:value="-0.0988798572561459">
            <text:p>-0.0988798573</text:p>
          </table:table-cell>
          <table:table-cell office:value-type="float" office:value="0.0208333333333333">
            <text:p>0.0208333333</text:p>
          </table:table-cell>
          <table:table-cell office:value-type="float" office:value="0.884028136703453">
            <text:p>0.8840281367</text:p>
          </table:table-cell>
          <table:table-cell office:value-type="float" office:value="0.673083862898641">
            <text:p>0.6730838629</text:p>
          </table:table-cell>
          <table:table-cell office:value-type="float" office:value="1.07376736111111">
            <text:p>1.0737673611</text:p>
          </table:table-cell>
          <table:table-cell office:value-type="float" office:value="-20.1747941790967">
            <text:p>-20.1747941791</text:p>
          </table:table-cell>
          <table:table-cell office:value-type="float" office:value="-6.65740722220311">
            <text:p>-6.6574072222</text:p>
          </table:table-cell>
          <table:table-cell office:value-type="float" office:value="33.6164472488643">
            <text:p>33.616447248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175">
            <text:p>1175</text:p>
          </table:table-cell>
          <table:table-cell office:value-type="float" office:value="2470">
            <text:p>2470</text:p>
          </table:table-cell>
          <table:table-cell office:value-type="float" office:value="5974">
            <text:p>5974</text:p>
          </table:table-cell>
          <table:table-cell office:value-type="float" office:value="-70">
            <text:p>-70</text:p>
          </table:table-cell>
          <table:table-cell office:value-type="float" office:value="-300">
            <text:p>-300</text:p>
          </table:table-cell>
          <table:table-cell office:value-type="float" office:value="257.5">
            <text:p>257.5</text:p>
          </table:table-cell>
          <table:table-cell office:value-type="float" office:value="-0.0595744680851064">
            <text:p>-0.0595744681</text:p>
          </table:table-cell>
          <table:table-cell office:value-type="float" office:value="-0.121457489878543">
            <text:p>-0.1214574899</text:p>
          </table:table-cell>
          <table:table-cell office:value-type="float" office:value="0.0431034482758621">
            <text:p>0.0431034483</text:p>
          </table:table-cell>
          <table:table-cell office:value-type="float" office:value="0.79844563150747">
            <text:p>0.7984456315</text:p>
          </table:table-cell>
          <table:table-cell office:value-type="float" office:value="0.60381255224639">
            <text:p>0.6038125522</text:p>
          </table:table-cell>
          <table:table-cell office:value-type="float" office:value="1.15450356718193">
            <text:p>1.1545035672</text:p>
          </table:table-cell>
          <table:table-cell office:value-type="float" office:value="-11.2848492428358">
            <text:p>-11.2848492428</text:p>
          </table:table-cell>
          <table:table-cell office:value-type="float" office:value="-5.3528605933239">
            <text:p>-5.3528605933</text:p>
          </table:table-cell>
          <table:table-cell office:value-type="float" office:value="16.4251506635569">
            <text:p>16.425150663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335">
            <text:p>1335</text:p>
          </table:table-cell>
          <table:table-cell office:value-type="float" office:value="2428">
            <text:p>2428</text:p>
          </table:table-cell>
          <table:table-cell office:value-type="float" office:value="6386">
            <text:p>6386</text:p>
          </table:table-cell>
          <table:table-cell office:value-type="float" office:value="-151.75">
            <text:p>-151.75</text:p>
          </table:table-cell>
          <table:table-cell office:value-type="float" office:value="-113.625">
            <text:p>-113.625</text:p>
          </table:table-cell>
          <table:table-cell office:value-type="float" office:value="347.625">
            <text:p>347.625</text:p>
          </table:table-cell>
          <table:table-cell office:value-type="float" office:value="-0.113670411985019">
            <text:p>-0.113670412</text:p>
          </table:table-cell>
          <table:table-cell office:value-type="float" office:value="-0.0467977759472817">
            <text:p>-0.0467977759</text:p>
          </table:table-cell>
          <table:table-cell office:value-type="float" office:value="0.0544354838709677">
            <text:p>0.0544354839</text:p>
          </table:table-cell>
          <table:table-cell office:value-type="float" office:value="0.627478644671688">
            <text:p>0.6274786447</text:p>
          </table:table-cell>
          <table:table-cell office:value-type="float" office:value="0.840500246578394">
            <text:p>0.8405002466</text:p>
          </table:table-cell>
          <table:table-cell office:value-type="float" office:value="1.19633210848075">
            <text:p>1.1963321085</text:p>
          </table:table-cell>
          <table:table-cell office:value-type="float" office:value="-5.74432624819841">
            <text:p>-5.7443262482</text:p>
          </table:table-cell>
          <table:table-cell office:value-type="float" office:value="-14.4621991471067">
            <text:p>-14.4621991471</text:p>
          </table:table-cell>
          <table:table-cell office:value-type="float" office:value="13.0768824418073">
            <text:p>13.076882441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924">
            <text:p>924</text:p>
          </table:table-cell>
          <table:table-cell office:value-type="float" office:value="2310">
            <text:p>2310</text:p>
          </table:table-cell>
          <table:table-cell office:value-type="float" office:value="5459">
            <text:p>5459</text:p>
          </table:table-cell>
          <table:table-cell office:value-type="float" office:value="-145.75">
            <text:p>-145.75</text:p>
          </table:table-cell>
          <table:table-cell office:value-type="float" office:value="-128.125">
            <text:p>-128.125</text:p>
          </table:table-cell>
          <table:table-cell office:value-type="float" office:value="154.5">
            <text:p>154.5</text:p>
          </table:table-cell>
          <table:table-cell office:value-type="float" office:value="-0.157738095238095">
            <text:p>-0.1577380952</text:p>
          </table:table-cell>
          <table:table-cell office:value-type="float" office:value="-0.055465367965368">
            <text:p>-0.055465368</text:p>
          </table:table-cell>
          <table:table-cell office:value-type="float" office:value="0.0283018867924528">
            <text:p>0.0283018868</text:p>
          </table:table-cell>
          <table:table-cell office:value-type="float" office:value="0.496684027777778">
            <text:p>0.4966840278</text:p>
          </table:table-cell>
          <table:table-cell office:value-type="float" office:value="0.811900969926538">
            <text:p>0.8119009699</text:p>
          </table:table-cell>
          <table:table-cell office:value-type="float" office:value="1.10062655749377">
            <text:p>1.1006265575</text:p>
          </table:table-cell>
          <table:table-cell office:value-type="float" office:value="-4.03780711950389">
            <text:p>-4.0378071195</text:p>
          </table:table-cell>
          <table:table-cell office:value-type="float" office:value="-12.1470669893793">
            <text:p>-12.1470669894</text:p>
          </table:table-cell>
          <table:table-cell office:value-type="float" office:value="24.8361619161753">
            <text:p>24.836161916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70">
            <text:p>70</text:p>
          </table:table-cell>
          <table:table-cell office:value-type="float" office:value="630">
            <text:p>630</text:p>
          </table:table-cell>
          <table:table-cell office:value-type="float" office:value="1995">
            <text:p>1995</text:p>
          </table:table-cell>
          <table:table-cell office:value-type="float" office:value="5453">
            <text:p>5453</text:p>
          </table:table-cell>
          <table:table-cell office:value-type="float" office:value="-13.125">
            <text:p>-13.125</text:p>
          </table:table-cell>
          <table:table-cell office:value-type="float" office:value="-144.125">
            <text:p>-144.125</text:p>
          </table:table-cell>
          <table:table-cell office:value-type="float" office:value="-5.125">
            <text:p>-5.125</text:p>
          </table:table-cell>
          <table:table-cell office:value-type="float" office:value="-0.0208333333333333">
            <text:p>-0.0208333333</text:p>
          </table:table-cell>
          <table:table-cell office:value-type="float" office:value="-0.0722431077694236">
            <text:p>-0.0722431078</text:p>
          </table:table-cell>
          <table:table-cell office:value-type="float" office:value="-0.00093984962406015">
            <text:p>-0.0009398496</text:p>
          </table:table-cell>
          <table:table-cell office:value-type="float" office:value="0.927934027777778">
            <text:p>0.9279340278</text:p>
          </table:table-cell>
          <table:table-cell office:value-type="float" office:value="0.757378493382579">
            <text:p>0.7573784934</text:p>
          </table:table-cell>
          <table:table-cell office:value-type="float" office:value="0.996712257617729">
            <text:p>0.9967122576</text:p>
          </table:table-cell>
          <table:table-cell office:value-type="float" office:value="-32.9232749929788">
            <text:p>-32.923274993</text:p>
          </table:table-cell>
          <table:table-cell office:value-type="float" office:value="-9.24374335696734">
            <text:p>-9.243743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441">
            <text:p>441</text:p>
          </table:table-cell>
          <table:table-cell office:value-type="float" office:value="1995">
            <text:p>1995</text:p>
          </table:table-cell>
          <table:table-cell office:value-type="float" office:value="6077">
            <text:p>6077</text:p>
          </table:table-cell>
          <table:table-cell office:value-type="float" office:value="107.625">
            <text:p>107.625</text:p>
          </table:table-cell>
          <table:table-cell office:value-type="float" office:value="-11.25">
            <text:p>-11.25</text:p>
          </table:table-cell>
          <table:table-cell office:value-type="float" office:value="77.25">
            <text:p>77.25</text:p>
          </table:table-cell>
          <table:table-cell office:value-type="float" office:value="0.244047619047619">
            <text:p>0.244047619</text:p>
          </table:table-cell>
          <table:table-cell office:value-type="float" office:value="-0.0056390977443609">
            <text:p>-0.0056390977</text:p>
          </table:table-cell>
          <table:table-cell office:value-type="float" office:value="0.0127118644067797">
            <text:p>0.0127118644</text:p>
          </table:table-cell>
          <table:table-cell office:value-type="float" office:value="1.97090277777778">
            <text:p>1.9709027778</text:p>
          </table:table-cell>
          <table:table-cell office:value-type="float" office:value="0.980325484764543">
            <text:p>0.9803254848</text:p>
          </table:table-cell>
          <table:table-cell office:value-type="float" office:value="1.04480824475725">
            <text:p>1.0448082448</text:p>
          </table:table-cell>
          <table:table-cell office:value-type="float" office:value="3.17418287951519">
            <text:p>3.17418287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3">
            <text:p>63</text:p>
          </table:table-cell>
          <table:table-cell office:value-type="float" office:value="462">
            <text:p>462</text:p>
          </table:table-cell>
          <table:table-cell office:value-type="float" office:value="2176">
            <text:p>2176</text:p>
          </table:table-cell>
          <table:table-cell office:value-type="float" office:value="7725">
            <text:p>7725</text:p>
          </table:table-cell>
          <table:table-cell office:value-type="float" office:value="246.75">
            <text:p>246.75</text:p>
          </table:table-cell>
          <table:table-cell office:value-type="float" office:value="-318.125">
            <text:p>-318.125</text:p>
          </table:table-cell>
          <table:table-cell office:value-type="float" office:value="-231.75">
            <text:p>-231.75</text:p>
          </table:table-cell>
          <table:table-cell office:value-type="float" office:value="0.534090909090909">
            <text:p>0.5340909091</text:p>
          </table:table-cell>
          <table:table-cell office:value-type="float" office:value="-0.146197150735294">
            <text:p>-0.1461971507</text:p>
          </table:table-cell>
          <table:table-cell office:value-type="float" office:value="-0.03">
            <text:p>-0.03</text:p>
          </table:table-cell>
          <table:table-cell office:value-type="float" office:value="3.42841425619835">
            <text:p>3.4284142562</text:p>
          </table:table-cell>
          <table:table-cell office:value-type="float" office:value="0.530202241917382">
            <text:p>0.5302022419</text:p>
          </table:table-cell>
          <table:table-cell office:value-type="float" office:value="0.896764">
            <text:p>0.896764</text:p>
          </table:table-cell>
          <table:table-cell office:value-type="float" office:value="1.61973752958355">
            <text:p>1.6197375296</text:p>
          </table:table-cell>
          <table:table-cell office:value-type="float" office:value="-4.38548178202774">
            <text:p>-4.385481782</text:p>
          </table:table-cell>
          <table:table-cell office:value-type="float" office:value="-22.7565730627734">
            <text:p>-22.756573062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672">
            <text:p>672</text:p>
          </table:table-cell>
          <table:table-cell office:value-type="float" office:value="1881">
            <text:p>1881</text:p>
          </table:table-cell>
          <table:table-cell office:value-type="float" office:value="7725">
            <text:p>7725</text:p>
          </table:table-cell>
          <table:table-cell office:value-type="float" office:value="357">
            <text:p>357</text:p>
          </table:table-cell>
          <table:table-cell office:value-type="float" office:value="327.75">
            <text:p>327.75</text:p>
          </table:table-cell>
          <table:table-cell office:value-type="float" office:value="-296.125">
            <text:p>-296.125</text:p>
          </table:table-cell>
          <table:table-cell office:value-type="float" office:value="0.53125">
            <text:p>0.53125</text:p>
          </table:table-cell>
          <table:table-cell office:value-type="float" office:value="0.174242424242424">
            <text:p>0.1742424242</text:p>
          </table:table-cell>
          <table:table-cell office:value-type="float" office:value="-0.0383333333333333">
            <text:p>-0.0383333333</text:p>
          </table:table-cell>
          <table:table-cell office:value-type="float" office:value="3.4125390625">
            <text:p>3.4125390625</text:p>
          </table:table-cell>
          <table:table-cell office:value-type="float" office:value="1.669354912764">
            <text:p>1.6693549128</text:p>
          </table:table-cell>
          <table:table-cell office:value-type="float" office:value="0.868713444444444">
            <text:p>0.8687134444</text:p>
          </table:table-cell>
          <table:table-cell office:value-type="float" office:value="1.62678377379716">
            <text:p>1.6267837738</text:p>
          </table:table-cell>
          <table:table-cell office:value-type="float" office:value="4.31536169753582">
            <text:p>4.3153616975</text:p>
          </table:table-cell>
          <table:table-cell office:value-type="float" office:value="-17.7332690535362">
            <text:p>-17.733269053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8">
            <text:p>58</text:p>
          </table:table-cell>
          <table:table-cell office:value-type="float" office:value="630">
            <text:p>630</text:p>
          </table:table-cell>
          <table:table-cell office:value-type="float" office:value="2232">
            <text:p>2232</text:p>
          </table:table-cell>
          <table:table-cell office:value-type="float" office:value="7416">
            <text:p>7416</text:p>
          </table:table-cell>
          <table:table-cell office:value-type="float" office:value="-13.125">
            <text:p>-13.125</text:p>
          </table:table-cell>
          <table:table-cell office:value-type="float" office:value="-100.75">
            <text:p>-100.75</text:p>
          </table:table-cell>
          <table:table-cell office:value-type="float" office:value="-334.75">
            <text:p>-334.75</text:p>
          </table:table-cell>
          <table:table-cell office:value-type="float" office:value="-0.0208333333333333">
            <text:p>-0.0208333333</text:p>
          </table:table-cell>
          <table:table-cell table:number-columns-repeated="2" office:value-type="float" office:value="-0.0451388888888889">
            <text:p>-0.0451388889</text:p>
          </table:table-cell>
          <table:table-cell office:value-type="float" office:value="0.927934027777778">
            <text:p>0.9279340278</text:p>
          </table:table-cell>
          <table:table-cell table:number-columns-repeated="2" office:value-type="float" office:value="0.846007426697531">
            <text:p>0.8460074267</text:p>
          </table:table-cell>
          <table:table-cell office:value-type="float" office:value="-32.9232749929788">
            <text:p>-32.923274993</text:p>
          </table:table-cell>
          <table:table-cell table:number-columns-repeated="2" office:value-type="float" office:value="-15.0066345013279">
            <text:p>-15.006634501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441">
            <text:p>441</text:p>
          </table:table-cell>
          <table:table-cell office:value-type="float" office:value="2670">
            <text:p>2670</text:p>
          </table:table-cell>
          <table:table-cell office:value-type="float" office:value="6592">
            <text:p>6592</text:p>
          </table:table-cell>
          <table:table-cell office:value-type="float" office:value="107.625">
            <text:p>107.625</text:p>
          </table:table-cell>
          <table:table-cell office:value-type="float" office:value="369.375">
            <text:p>369.375</text:p>
          </table:table-cell>
          <table:table-cell office:value-type="float" office:value="-476.375">
            <text:p>-476.375</text:p>
          </table:table-cell>
          <table:table-cell office:value-type="float" office:value="0.244047619047619">
            <text:p>0.244047619</text:p>
          </table:table-cell>
          <table:table-cell office:value-type="float" office:value="0.138342696629213">
            <text:p>0.1383426966</text:p>
          </table:table-cell>
          <table:table-cell office:value-type="float" office:value="-0.072265625">
            <text:p>-0.072265625</text:p>
          </table:table-cell>
          <table:table-cell office:value-type="float" office:value="1.97090277777778">
            <text:p>1.9709027778</text:p>
          </table:table-cell>
          <table:table-cell office:value-type="float" office:value="1.52171129355511">
            <text:p>1.5217112936</text:p>
          </table:table-cell>
          <table:table-cell office:value-type="float" office:value="0.757306060791016">
            <text:p>0.7573060608</text:p>
          </table:table-cell>
          <table:table-cell office:value-type="float" office:value="3.17418287951519">
            <text:p>3.1741828795</text:p>
          </table:table-cell>
          <table:table-cell office:value-type="float" office:value="5.34945460518972">
            <text:p>5.3494546052</text:p>
          </table:table-cell>
          <table:table-cell office:value-type="float" office:value="-9.24075236114714">
            <text:p>-9.240752361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462">
            <text:p>462</text:p>
          </table:table-cell>
          <table:table-cell office:value-type="float" office:value="2775">
            <text:p>2775</text:p>
          </table:table-cell>
          <table:table-cell office:value-type="float" office:value="8058">
            <text:p>8058</text:p>
          </table:table-cell>
          <table:table-cell office:value-type="float" office:value="246.75">
            <text:p>246.75</text:p>
          </table:table-cell>
          <table:table-cell office:value-type="float" office:value="225">
            <text:p>225</text:p>
          </table:table-cell>
          <table:table-cell office:value-type="float" office:value="720.375">
            <text:p>720.375</text:p>
          </table:table-cell>
          <table:table-cell office:value-type="float" office:value="0.534090909090909">
            <text:p>0.5340909091</text:p>
          </table:table-cell>
          <table:table-cell office:value-type="float" office:value="0.0810810810810811">
            <text:p>0.0810810811</text:p>
          </table:table-cell>
          <table:table-cell office:value-type="float" office:value="0.0893987341772152">
            <text:p>0.0893987342</text:p>
          </table:table-cell>
          <table:table-cell office:value-type="float" office:value="3.42841425619835">
            <text:p>3.4284142562</text:p>
          </table:table-cell>
          <table:table-cell office:value-type="float" office:value="1.29666910153397">
            <text:p>1.2966691015</text:p>
          </table:table-cell>
          <table:table-cell office:value-type="float" office:value="1.32856015161833">
            <text:p>1.3285601516</text:p>
          </table:table-cell>
          <table:table-cell office:value-type="float" office:value="1.61973752958355">
            <text:p>1.6197375296</text:p>
          </table:table-cell>
          <table:table-cell office:value-type="float" office:value="8.89088603807601">
            <text:p>8.8908860381</text:p>
          </table:table-cell>
          <table:table-cell office:value-type="float" office:value="8.09506219615279">
            <text:p>8.095062196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672">
            <text:p>672</text:p>
          </table:table-cell>
          <table:table-cell office:value-type="float" office:value="2574">
            <text:p>2574</text:p>
          </table:table-cell>
          <table:table-cell office:value-type="float" office:value="9180">
            <text:p>9180</text:p>
          </table:table-cell>
          <table:table-cell office:value-type="float" office:value="357">
            <text:p>357</text:p>
          </table:table-cell>
          <table:table-cell office:value-type="float" office:value="448.5">
            <text:p>448.5</text:p>
          </table:table-cell>
          <table:table-cell office:value-type="float" office:value="586.5">
            <text:p>586.5</text:p>
          </table:table-cell>
          <table:table-cell office:value-type="float" office:value="0.53125">
            <text:p>0.53125</text:p>
          </table:table-cell>
          <table:table-cell office:value-type="float" office:value="0.174242424242424">
            <text:p>0.1742424242</text:p>
          </table:table-cell>
          <table:table-cell office:value-type="float" office:value="0.0638888888888889">
            <text:p>0.0638888889</text:p>
          </table:table-cell>
          <table:table-cell office:value-type="float" office:value="3.4125390625">
            <text:p>3.4125390625</text:p>
          </table:table-cell>
          <table:table-cell office:value-type="float" office:value="1.669354912764">
            <text:p>1.6693549128</text:p>
          </table:table-cell>
          <table:table-cell office:value-type="float" office:value="1.23161141975309">
            <text:p>1.2316114198</text:p>
          </table:table-cell>
          <table:table-cell office:value-type="float" office:value="1.62678377379716">
            <text:p>1.6267837738</text:p>
          </table:table-cell>
          <table:table-cell office:value-type="float" office:value="4.31536169753582">
            <text:p>4.3153616975</text:p>
          </table:table-cell>
          <table:table-cell office:value-type="float" office:value="11.1922567639979">
            <text:p>11.19225676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651">
            <text:p>651</text:p>
          </table:table-cell>
          <table:table-cell office:value-type="float" office:value="3396">
            <text:p>3396</text:p>
          </table:table-cell>
          <table:table-cell office:value-type="float" office:value="10710">
            <text:p>10710</text:p>
          </table:table-cell>
          <table:table-cell office:value-type="float" office:value="158.875">
            <text:p>158.875</text:p>
          </table:table-cell>
          <table:table-cell office:value-type="float" office:value="145.875">
            <text:p>145.875</text:p>
          </table:table-cell>
          <table:table-cell office:value-type="float" office:value="485.5">
            <text:p>485.5</text:p>
          </table:table-cell>
          <table:table-cell office:value-type="float" office:value="0.244047619047619">
            <text:p>0.244047619</text:p>
          </table:table-cell>
          <table:table-cell office:value-type="float" office:value="0.0429549469964664">
            <text:p>0.042954947</text:p>
          </table:table-cell>
          <table:table-cell office:value-type="float" office:value="0.0453314659197012">
            <text:p>0.0453314659</text:p>
          </table:table-cell>
          <table:table-cell office:value-type="float" office:value="1.97090277777778">
            <text:p>1.9709027778</text:p>
          </table:table-cell>
          <table:table-cell office:value-type="float" office:value="1.15395876433171">
            <text:p>1.1539587643</text:p>
          </table:table-cell>
          <table:table-cell office:value-type="float" office:value="1.16268781665171">
            <text:p>1.1626878167</text:p>
          </table:table-cell>
          <table:table-cell office:value-type="float" office:value="3.17418287951519">
            <text:p>3.1741828795</text:p>
          </table:table-cell>
          <table:table-cell office:value-type="float" office:value="16.480753210723">
            <text:p>16.4807532107</text:p>
          </table:table-cell>
          <table:table-cell office:value-type="float" office:value="15.6346540427898">
            <text:p>15.634654042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682">
            <text:p>682</text:p>
          </table:table-cell>
          <table:table-cell office:value-type="float" office:value="4284">
            <text:p>4284</text:p>
          </table:table-cell>
          <table:table-cell office:value-type="float" office:value="10404">
            <text:p>10404</text:p>
          </table:table-cell>
          <table:table-cell office:value-type="float" office:value="364.25">
            <text:p>364.25</text:p>
          </table:table-cell>
          <table:table-cell office:value-type="float" office:value="85.375">
            <text:p>85.375</text:p>
          </table:table-cell>
          <table:table-cell office:value-type="float" office:value="207.375">
            <text:p>207.375</text:p>
          </table:table-cell>
          <table:table-cell office:value-type="float" office:value="0.534090909090909">
            <text:p>0.5340909091</text:p>
          </table:table-cell>
          <table:table-cell office:value-type="float" office:value="0.0199288048552754">
            <text:p>0.0199288049</text:p>
          </table:table-cell>
          <table:table-cell office:value-type="float" office:value="0.0199322376009227">
            <text:p>0.0199322376</text:p>
          </table:table-cell>
          <table:table-cell office:value-type="float" office:value="3.42841425619835">
            <text:p>3.4284142562</text:p>
          </table:table-cell>
          <table:table-cell office:value-type="float" office:value="1.07052924522886">
            <text:p>1.0705292452</text:p>
          </table:table-cell>
          <table:table-cell office:value-type="float" office:value="1.07054152803096">
            <text:p>1.070541528</text:p>
          </table:table-cell>
          <table:table-cell office:value-type="float" office:value="1.61973752958355">
            <text:p>1.6197375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992">
            <text:p>992</text:p>
          </table:table-cell>
          <table:table-cell office:value-type="float" office:value="3950">
            <text:p>3950</text:p>
          </table:table-cell>
          <table:table-cell office:value-type="float" office:value="10902">
            <text:p>10902</text:p>
          </table:table-cell>
          <table:table-cell office:value-type="float" office:value="527">
            <text:p>527</text:p>
          </table:table-cell>
          <table:table-cell office:value-type="float" office:value="353.125">
            <text:p>353.125</text:p>
          </table:table-cell>
          <table:table-cell office:value-type="float" office:value="974.625">
            <text:p>974.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0893987341772152">
            <text:p>0.0893987342</text:p>
          </table:table-cell>
          <table:table-cell office:value-type="float" office:value="3.4125390625">
            <text:p>3.4125390625</text:p>
          </table:table-cell>
          <table:table-cell table:number-columns-repeated="2" office:value-type="float" office:value="1.32856015161833">
            <text:p>1.3285601516</text:p>
          </table:table-cell>
          <table:table-cell office:value-type="float" office:value="1.62678377379716">
            <text:p>1.6267837738</text:p>
          </table:table-cell>
          <table:table-cell table:number-columns-repeated="2" office:value-type="float" office:value="8.09506219615279">
            <text:p>8.09506219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2">
            <text:p>72</text:p>
          </table:table-cell>
          <table:table-cell office:value-type="float" office:value="2170">
            <text:p>2170</text:p>
          </table:table-cell>
          <table:table-cell office:value-type="float" office:value="4216">
            <text:p>4216</text:p>
          </table:table-cell>
          <table:table-cell office:value-type="float" office:value="12420">
            <text:p>12420</text:p>
          </table:table-cell>
          <table:table-cell office:value-type="float" office:value="697.5">
            <text:p>697.5</text:p>
          </table:table-cell>
          <table:table-cell office:value-type="float" office:value="-29.75">
            <text:p>-29.75</text:p>
          </table:table-cell>
          <table:table-cell office:value-type="float" office:value="793.5">
            <text:p>793.5</text:p>
          </table:table-cell>
          <table:table-cell office:value-type="float" office:value="0.321428571428571">
            <text:p>0.3214285714</text:p>
          </table:table-cell>
          <table:table-cell office:value-type="float" office:value="-0.00705645161290323">
            <text:p>-0.0070564516</text:p>
          </table:table-cell>
          <table:table-cell office:value-type="float" office:value="0.0638888888888889">
            <text:p>0.0638888889</text:p>
          </table:table-cell>
          <table:table-cell office:value-type="float" office:value="2.3275">
            <text:p>2.3275</text:p>
          </table:table-cell>
          <table:table-cell office:value-type="float" office:value="0.975400014633195">
            <text:p>0.9754000146</text:p>
          </table:table-cell>
          <table:table-cell office:value-type="float" office:value="1.23161141975309">
            <text:p>1.2316114198</text:p>
          </table:table-cell>
          <table:table-cell office:value-type="float" office:value="2.48695317275598">
            <text:p>2.4869531728</text:p>
          </table:table-cell>
          <table:table-cell office:value-type="float" office:value="0">
            <text:p>0</text:p>
          </table:table-cell>
          <table:table-cell office:value-type="float" office:value="11.1922567639979">
            <text:p>11.19225676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666">
            <text:p>2666</text:p>
          </table:table-cell>
          <table:table-cell office:value-type="float" office:value="5162">
            <text:p>5162</text:p>
          </table:table-cell>
          <table:table-cell office:value-type="float" office:value="14490">
            <text:p>14490</text:p>
          </table:table-cell>
          <table:table-cell office:value-type="float" office:value="62.625">
            <text:p>62.625</text:p>
          </table:table-cell>
          <table:table-cell office:value-type="float" office:value="714.125">
            <text:p>714.125</text:p>
          </table:table-cell>
          <table:table-cell office:value-type="float" office:value="839.875">
            <text:p>839.875</text:p>
          </table:table-cell>
          <table:table-cell office:value-type="float" office:value="0.0234902475618905">
            <text:p>0.0234902476</text:p>
          </table:table-cell>
          <table:table-cell office:value-type="float" office:value="0.138342696629213">
            <text:p>0.1383426966</text:p>
          </table:table-cell>
          <table:table-cell office:value-type="float" office:value="0.0579623878536922">
            <text:p>0.0579623879</text:p>
          </table:table-cell>
          <table:table-cell office:value-type="float" office:value="1.08329737825843">
            <text:p>1.0832973783</text:p>
          </table:table-cell>
          <table:table-cell office:value-type="float" office:value="1.52171129355511">
            <text:p>1.5217112936</text:p>
          </table:table-cell>
          <table:table-cell office:value-type="float" office:value="1.2094532487631">
            <text:p>1.2094532488</text:p>
          </table:table-cell>
          <table:table-cell office:value-type="float" office:value="29.8531028367227">
            <text:p>29.8531028367</text:p>
          </table:table-cell>
          <table:table-cell office:value-type="float" office:value="5.34945460518972">
            <text:p>5.3494546052</text:p>
          </table:table-cell>
          <table:table-cell office:value-type="float" office:value="12.3018875737405">
            <text:p>12.301887573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2655">
            <text:p>2655</text:p>
          </table:table-cell>
          <table:table-cell office:value-type="float" office:value="5434">
            <text:p>5434</text:p>
          </table:table-cell>
          <table:table-cell office:value-type="float" office:value="16274">
            <text:p>16274</text:p>
          </table:table-cell>
          <table:table-cell office:value-type="float" office:value="29.5">
            <text:p>29.5</text:p>
          </table:table-cell>
          <table:table-cell office:value-type="float" office:value="161.25">
            <text:p>161.25</text:p>
          </table:table-cell>
          <table:table-cell office:value-type="float" office:value="1454.875">
            <text:p>1454.875</text:p>
          </table:table-cell>
          <table:table-cell office:value-type="float" office:value="0.0111111111111111">
            <text:p>0.0111111111</text:p>
          </table:table-cell>
          <table:table-cell office:value-type="float" office:value="0.0296742730953257">
            <text:p>0.0296742731</text:p>
          </table:table-cell>
          <table:table-cell office:value-type="float" office:value="0.0893987341772152">
            <text:p>0.0893987342</text:p>
          </table:table-cell>
          <table:table-cell office:value-type="float" office:value="1.03913086419753">
            <text:p>1.0391308642</text:p>
          </table:table-cell>
          <table:table-cell office:value-type="float" office:value="1.10558585830176">
            <text:p>1.1055858583</text:p>
          </table:table-cell>
          <table:table-cell office:value-type="float" office:value="1.32856015161833">
            <text:p>1.3285601516</text:p>
          </table:table-cell>
          <table:table-cell office:value-type="float" office:value="0">
            <text:p>0</text:p>
          </table:table-cell>
          <table:table-cell office:value-type="float" office:value="23.7034071620688">
            <text:p>23.7034071621</text:p>
          </table:table-cell>
          <table:table-cell office:value-type="float" office:value="8.09506219615279">
            <text:p>8.095062196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520">
            <text:p>2520</text:p>
          </table:table-cell>
          <table:table-cell office:value-type="float" office:value="4746">
            <text:p>4746</text:p>
          </table:table-cell>
          <table:table-cell office:value-type="float" office:value="18540">
            <text:p>18540</text:p>
          </table:table-cell>
          <table:table-cell office:value-type="float" office:value="-19.375">
            <text:p>-19.375</text:p>
          </table:table-cell>
          <table:table-cell office:value-type="float" office:value="13.75">
            <text:p>13.75</text:p>
          </table:table-cell>
          <table:table-cell office:value-type="float" office:value="1184.5">
            <text:p>1184.5</text:p>
          </table:table-cell>
          <table:table-cell office:value-type="float" office:value="-0.00768849206349206">
            <text:p>-0.0076884921</text:p>
          </table:table-cell>
          <table:table-cell office:value-type="float" office:value="0.00289717656974294">
            <text:p>0.0028971766</text:p>
          </table:table-cell>
          <table:table-cell office:value-type="float" office:value="0.0638888888888889">
            <text:p>0.0638888889</text:p>
          </table:table-cell>
          <table:table-cell office:value-type="float" office:value="0.97320613908179">
            <text:p>0.9732061391</text:p>
          </table:table-cell>
          <table:table-cell office:value-type="float" office:value="1.01015656951297">
            <text:p>1.0101565695</text:p>
          </table:table-cell>
          <table:table-cell office:value-type="float" office:value="1.23161141975309">
            <text:p>1.231611419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922567639979">
            <text:p>11.19225676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400">
            <text:p>2400</text:p>
          </table:table-cell>
          <table:table-cell office:value-type="float" office:value="5470">
            <text:p>5470</text:p>
          </table:table-cell>
          <table:table-cell office:value-type="float" office:value="21630">
            <text:p>21630</text:p>
          </table:table-cell>
          <table:table-cell office:value-type="float" office:value="-63.375">
            <text:p>-63.375</text:p>
          </table:table-cell>
          <table:table-cell office:value-type="float" office:value="274">
            <text:p>274</text:p>
          </table:table-cell>
          <table:table-cell office:value-type="float" office:value="929.75">
            <text:p>929.75</text:p>
          </table:table-cell>
          <table:table-cell office:value-type="float" office:value="-0.02640625">
            <text:p>-0.02640625</text:p>
          </table:table-cell>
          <table:table-cell office:value-type="float" office:value="0.050091407678245">
            <text:p>0.0500914077</text:p>
          </table:table-cell>
          <table:table-cell office:value-type="float" office:value="0.0429842810910772">
            <text:p>0.0429842811</text:p>
          </table:table-cell>
          <table:table-cell office:value-type="float" office:value="0.908944813476563">
            <text:p>0.9089448135</text:p>
          </table:table-cell>
          <table:table-cell office:value-type="float" office:value="1.18023785915531">
            <text:p>1.1802378592</text:p>
          </table:table-cell>
          <table:table-cell office:value-type="float" office:value="1.15406637472377">
            <text:p>1.1540663747</text:p>
          </table:table-cell>
          <table:table-cell office:value-type="float" office:value="-25.9012413270649">
            <text:p>-25.9012413271</text:p>
          </table:table-cell>
          <table:table-cell office:value-type="float" office:value="14.1813967128626">
            <text:p>14.1813967129</text:p>
          </table:table-cell>
          <table:table-cell office:value-type="float" office:value="16.4697393557411">
            <text:p>16.469739355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2" office:value-type="float" office:value="22">
            <text:p>22</text:p>
          </table:table-cell>
          <table:table-cell office:value-type="float" office:value="3053">
            <text:p>3053</text:p>
          </table:table-cell>
          <table:table-cell office:value-type="float" office:value="6862">
            <text:p>6862</text:p>
          </table:table-cell>
          <table:table-cell office:value-type="float" office:value="21012">
            <text:p>21012</text:p>
          </table:table-cell>
          <table:table-cell office:value-type="float" office:value="-142.25">
            <text:p>-142.25</text:p>
          </table:table-cell>
          <table:table-cell office:value-type="float" office:value="-453.5">
            <text:p>-453.5</text:p>
          </table:table-cell>
          <table:table-cell office:value-type="float" office:value="269.5">
            <text:p>269.5</text:p>
          </table:table-cell>
          <table:table-cell office:value-type="float" office:value="-0.0465935145758271">
            <text:p>-0.0465935146</text:p>
          </table:table-cell>
          <table:table-cell office:value-type="float" office:value="-0.0660886039055669">
            <text:p>-0.0660886039</text:p>
          </table:table-cell>
          <table:table-cell office:value-type="float" office:value="0.012826004188083">
            <text:p>0.0128260042</text:p>
          </table:table-cell>
          <table:table-cell office:value-type="float" office:value="0.84117777196164">
            <text:p>0.841177772</text:p>
          </table:table-cell>
          <table:table-cell office:value-type="float" office:value="0.777250585320242">
            <text:p>0.7772505853</text:p>
          </table:table-cell>
          <table:table-cell office:value-type="float" office:value="1.04521344716982">
            <text:p>1.0452134472</text:p>
          </table:table-cell>
          <table:table-cell office:value-type="float" office:value="-14.5271438571274">
            <text:p>-14.5271438571</text:p>
          </table:table-cell>
          <table:table-cell office:value-type="float" office:value="-10.1376271382755">
            <text:p>-10.1376271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810">
            <text:p>2810</text:p>
          </table:table-cell>
          <table:table-cell office:value-type="float" office:value="6147">
            <text:p>6147</text:p>
          </table:table-cell>
          <table:table-cell office:value-type="float" office:value="13905">
            <text:p>13905</text:p>
          </table:table-cell>
          <table:table-cell office:value-type="float" office:value="-168">
            <text:p>-168</text:p>
          </table:table-cell>
          <table:table-cell office:value-type="float" office:value="-297.25">
            <text:p>-297.25</text:p>
          </table:table-cell>
          <table:table-cell office:value-type="float" office:value="-496.875">
            <text:p>-496.875</text:p>
          </table:table-cell>
          <table:table-cell office:value-type="float" office:value="-0.0597864768683274">
            <text:p>-0.0597864769</text:p>
          </table:table-cell>
          <table:table-cell office:value-type="float" office:value="-0.0483569220758093">
            <text:p>-0.0483569221</text:p>
          </table:table-cell>
          <table:table-cell office:value-type="float" office:value="-0.0357335490830637">
            <text:p>-0.0357335491</text:p>
          </table:table-cell>
          <table:table-cell office:value-type="float" office:value="0.797753199680855">
            <text:p>0.7977531997</text:p>
          </table:table-cell>
          <table:table-cell office:value-type="float" office:value="0.835334020883453">
            <text:p>0.8353340209</text:p>
          </table:table-cell>
          <table:table-cell office:value-type="float" office:value="0.877435275808218">
            <text:p>0.8774352758</text:p>
          </table:table-cell>
          <table:table-cell office:value-type="float" office:value="-11.2435774612065">
            <text:p>-11.2435774612</text:p>
          </table:table-cell>
          <table:table-cell office:value-type="float" office:value="-13.984544078229">
            <text:p>-13.9845440782</text:p>
          </table:table-cell>
          <table:table-cell office:value-type="float" office:value="-19.0489830814076">
            <text:p>-19.048983081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2620">
            <text:p>2620</text:p>
          </table:table-cell>
          <table:table-cell office:value-type="float" office:value="5731">
            <text:p>5731</text:p>
          </table:table-cell>
          <table:table-cell office:value-type="float" office:value="12772">
            <text:p>12772</text:p>
          </table:table-cell>
          <table:table-cell office:value-type="float" office:value="-48.4285714285714">
            <text:p>-48.4285714286</text:p>
          </table:table-cell>
          <table:table-cell office:value-type="float" office:value="-125.428571428571">
            <text:p>-125.4285714286</text:p>
          </table:table-cell>
          <table:table-cell office:value-type="float" office:value="-891.571428571429">
            <text:p>-891.5714285714</text:p>
          </table:table-cell>
          <table:table-cell office:value-type="float" office:value="-0.018484187568157">
            <text:p>-0.0184841876</text:p>
          </table:table-cell>
          <table:table-cell office:value-type="float" office:value="-0.0218859834982676">
            <text:p>-0.0218859835</text:p>
          </table:table-cell>
          <table:table-cell office:value-type="float" office:value="-0.0698067200572681">
            <text:p>-0.0698067201</text:p>
          </table:table-cell>
          <table:table-cell office:value-type="float" office:value="0.935975007283958">
            <text:p>0.9359750073</text:p>
          </table:table-cell>
          <table:table-cell office:value-type="float" office:value="0.924337890452489">
            <text:p>0.9243378905</text:p>
          </table:table-cell>
          <table:table-cell office:value-type="float" office:value="0.765227517003263">
            <text:p>0.765227517</text:p>
          </table:table-cell>
          <table:table-cell office:value-type="float" office:value="0">
            <text:p>0</text:p>
          </table:table-cell>
          <table:table-cell office:value-type="float" office:value="-31.3229744413308">
            <text:p>-31.3229744413</text:p>
          </table:table-cell>
          <table:table-cell office:value-type="float" office:value="-9.5787663230819">
            <text:p>-9.578766323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2528">
            <text:p>2528</text:p>
          </table:table-cell>
          <table:table-cell office:value-type="float" office:value="5587">
            <text:p>5587</text:p>
          </table:table-cell>
          <table:table-cell office:value-type="float" office:value="14648">
            <text:p>146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55.16666666667">
            <text:p>-1555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10616921536501">
            <text:p>-0.1061692154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65050067471326">
            <text:p>0.6505006747</text:p>
          </table:table-cell>
          <table:table-cell table:number-columns-repeated="2" office:value-type="float" office:value="0">
            <text:p>0</text:p>
          </table:table-cell>
          <table:table-cell office:value-type="float" office:value="-6.17564671494368">
            <text:p>-6.175646714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58">
            <text:p>158</text:p>
          </table:table-cell>
          <table:table-cell office:value-type="float" office:value="2439">
            <text:p>2439</text:p>
          </table:table-cell>
          <table:table-cell office:value-type="float" office:value="5420">
            <text:p>5420</text:p>
          </table:table-cell>
          <table:table-cell office:value-type="float" office:value="13795">
            <text:p>13795</text:p>
          </table:table-cell>
          <table:table-cell table:number-columns-repeated="2" office:value-type="float" office:value="0">
            <text:p>0</text:p>
          </table:table-cell>
          <table:table-cell office:value-type="float" office:value="-1742.6">
            <text:p>-1742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126321130844509">
            <text:p>-0.1263211308</text:p>
          </table:table-cell>
          <table:table-cell office:value-type="float" office:value="0.88">
            <text:p>0.88</text:p>
          </table:table-cell>
          <table:table-cell office:value-type="float" office:value="1.18">
            <text:p>1.18</text:p>
          </table:table-cell>
          <table:table-cell office:value-type="float" office:value="0.589151817115977">
            <text:p>0.5891518171</text:p>
          </table:table-cell>
          <table:table-cell table:number-columns-repeated="2" office:value-type="float" office:value="0">
            <text:p>0</text:p>
          </table:table-cell>
          <table:table-cell office:value-type="float" office:value="-5.13281157400019">
            <text:p>-5.13281157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2181">
            <text:p>2181</text:p>
          </table:table-cell>
          <table:table-cell office:value-type="float" office:value="5060">
            <text:p>5060</text:p>
          </table:table-cell>
          <table:table-cell office:value-type="float" office:value="12484">
            <text:p>12484</text:p>
          </table:table-cell>
          <table:table-cell office:value-type="float" office:value="-157.25">
            <text:p>-157.25</text:p>
          </table:table-cell>
          <table:table-cell office:value-type="float" office:value="-364.75">
            <text:p>-364.75</text:p>
          </table:table-cell>
          <table:table-cell office:value-type="float" office:value="0">
            <text:p>0</text:p>
          </table:table-cell>
          <table:table-cell office:value-type="float" office:value="-0.0720999541494727">
            <text:p>-0.0720999541</text:p>
          </table:table-cell>
          <table:table-cell office:value-type="float" office:value="-0.0720849802371542">
            <text:p>-0.0720849802</text:p>
          </table:table-cell>
          <table:table-cell office:value-type="float" office:value="0">
            <text:p>0</text:p>
          </table:table-cell>
          <table:table-cell office:value-type="float" office:value="0.757839031118023">
            <text:p>0.7578390311</text:p>
          </table:table-cell>
          <table:table-cell office:value-type="float" office:value="0.757887208146511">
            <text:p>0.7578872081</text:p>
          </table:table-cell>
          <table:table-cell office:value-type="float" office:value="0.67">
            <text:p>0.67</text:p>
          </table:table-cell>
          <table:table-cell office:value-type="float" office:value="-9.26280232825097">
            <text:p>-9.2628023283</text:p>
          </table:table-cell>
          <table:table-cell office:value-type="float" office:value="-9.26480027349586">
            <text:p>-9.26480027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2070">
            <text:p>2070</text:p>
          </table:table-cell>
          <table:table-cell office:value-type="float" office:value="4848">
            <text:p>4848</text:p>
          </table:table-cell>
          <table:table-cell office:value-type="float" office:value="11949">
            <text:p>11949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04">
            <text:p>204</text:p>
          </table:table-cell>
          <table:table-cell office:value-type="float" office:value="1964">
            <text:p>1964</text:p>
          </table:table-cell>
          <table:table-cell office:value-type="float" office:value="4746">
            <text:p>4746</text:p>
          </table:table-cell>
          <table:table-cell office:value-type="float" office:value="12555">
            <text:p>12555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0.75">
            <text:p>20.75</text:p>
          </table:table-cell>
          <table:table-cell office:value-type="float" office:value="1340.75">
            <text:p>1340.75</text:p>
          </table:table-cell>
          <table:table-cell office:value-type="float" office:value="9393">
            <text:p>9393</text:p>
          </table:table-cell>
          <table:table-cell office:value-type="float" office:value="12.585">
            <text:p>12.585</text:p>
          </table:table-cell>
          <table:table-cell table:number-columns-repeated="3" office:value-type="float" office:value="5">
            <text:p>5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863">
            <text:p>1863</text:p>
          </table:table-cell>
          <table:table-cell office:value-type="float" office:value="4546">
            <text:p>4546</text:p>
          </table:table-cell>
          <table:table-cell office:value-type="float" office:value="13191">
            <text:p>13191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1">
            <text:p>21</text:p>
          </table:table-cell>
          <table:table-cell office:value-type="float" office:value="1396.33333333333">
            <text:p>1396.3333333333</text:p>
          </table:table-cell>
          <table:table-cell office:value-type="float" office:value="8617.66666666667">
            <text:p>8617.6666666667</text:p>
          </table:table-cell>
          <table:table-cell office:value-type="float" office:value="12.8733333333333">
            <text:p>12.87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24">
            <text:p>124</text:p>
          </table:table-cell>
          <table:table-cell office:value-type="float" office:value="1768">
            <text:p>1768</text:p>
          </table:table-cell>
          <table:table-cell office:value-type="float" office:value="4323">
            <text:p>4323</text:p>
          </table:table-cell>
          <table:table-cell office:value-type="float" office:value="13860">
            <text:p>13860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73">
            <text:p>0.73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0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office:value-type="float" office:value="1.18">
            <text:p>1.18</text:p>
          </table:table-cell>
          <table:table-cell office:value-type="float" office:value="-8">
            <text:p>-8</text:p>
          </table:table-cell>
          <table:table-cell office:value-type="float" office:value="-13">
            <text:p>-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2.8">
            <text:p>2.8</text:p>
          </table:table-cell>
          <table:table-cell office:value-type="float" office:value="3.6">
            <text:p>3.6</text:p>
          </table:table-cell>
          <table:table-cell office:value-type="float" office:value="1406">
            <text:p>1406</text:p>
          </table:table-cell>
          <table:table-cell office:value-type="float" office:value="1730">
            <text:p>1730</text:p>
          </table:table-cell>
          <table:table-cell office:value-type="float" office:value="2150">
            <text:p>21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1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17:48.87</dc:date>
    <dc:creator>Liam Widdess</dc:creator>
    <meta:editing-duration>P2DT3H31M16S</meta:editing-duration>
    <meta:editing-cycles>185</meta:editing-cycles>
    <meta:generator>OpenOffice/4.1.7$Win32 OpenOffice.org_project/417m1$Build-9800</meta:generator>
    <meta:document-statistic meta:table-count="8" meta:cell-count="672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3cm" svg:width="31.706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5">
                <text:p>16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2">
                <text:p>202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410">
                <text:p>41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32">
                <text:p>532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68">
                <text:p>668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20">
                <text:p>72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21">
                <text:p>821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40">
                <text:p>840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46">
                <text:p>1046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82">
                <text:p>1082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0">
                <text:p>1170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12">
                <text:p>612</text:p>
              </table:table-cell>
              <table:table-cell office:value-type="float" office:value="1365">
                <text:p>1365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81">
                <text:p>781</text:p>
              </table:table-cell>
              <table:table-cell office:value-type="float" office:value="1482">
                <text:p>148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825">
                <text:p>825</text:p>
              </table:table-cell>
              <table:table-cell office:value-type="float" office:value="1550">
                <text:p>1550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84">
                <text:p>884</text:p>
              </table:table-cell>
              <table:table-cell office:value-type="float" office:value="1751">
                <text:p>17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88">
                <text:p>888</text:p>
              </table:table-cell>
              <table:table-cell office:value-type="float" office:value="1762">
                <text:p>176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920">
                <text:p>920</text:p>
              </table:table-cell>
              <table:table-cell office:value-type="float" office:value="1852">
                <text:p>1852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78">
                <text:p>978</text:p>
              </table:table-cell>
              <table:table-cell office:value-type="float" office:value="1864">
                <text:p>186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32">
                <text:p>1232</text:p>
              </table:table-cell>
              <table:table-cell office:value-type="float" office:value="2200">
                <text:p>2200</text:p>
              </table:table-cell>
              <table:table-cell office:value-type="float" office:value="4349">
                <text:p>434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91">
                <text:p>1191</text:p>
              </table:table-cell>
              <table:table-cell office:value-type="float" office:value="2276">
                <text:p>2276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352">
                <text:p>1352</text:p>
              </table:table-cell>
              <table:table-cell office:value-type="float" office:value="2388">
                <text:p>2388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64">
                <text:p>1364</text:p>
              </table:table-cell>
              <table:table-cell office:value-type="float" office:value="2389">
                <text:p>2389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00">
                <text:p>1400</text:p>
              </table:table-cell>
              <table:table-cell office:value-type="float" office:value="2457">
                <text:p>2457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627">
                <text:p>1627</text:p>
              </table:table-cell>
              <table:table-cell office:value-type="float" office:value="2536">
                <text:p>2536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325">
                <text:p>1325</text:p>
              </table:table-cell>
              <table:table-cell office:value-type="float" office:value="2481">
                <text:p>2481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175">
                <text:p>1175</text:p>
              </table:table-cell>
              <table:table-cell office:value-type="float" office:value="2588">
                <text:p>2588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475">
                <text:p>1475</text:p>
              </table:table-cell>
              <table:table-cell office:value-type="float" office:value="2600">
                <text:p>2600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762">
                <text:p>1762</text:p>
              </table:table-cell>
              <table:table-cell office:value-type="float" office:value="2726">
                <text:p>2726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325">
                <text:p>1325</text:p>
              </table:table-cell>
              <table:table-cell office:value-type="float" office:value="2522">
                <text:p>2522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175">
                <text:p>1175</text:p>
              </table:table-cell>
              <table:table-cell office:value-type="float" office:value="2470">
                <text:p>2470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335">
                <text:p>1335</text:p>
              </table:table-cell>
              <table:table-cell office:value-type="float" office:value="2428">
                <text:p>2428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924">
                <text:p>924</text:p>
              </table:table-cell>
              <table:table-cell office:value-type="float" office:value="2310">
                <text:p>2310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630">
                <text:p>630</text:p>
              </table:table-cell>
              <table:table-cell office:value-type="float" office:value="1995">
                <text:p>1995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441">
                <text:p>441</text:p>
              </table:table-cell>
              <table:table-cell office:value-type="float" office:value="1995">
                <text:p>1995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62">
                <text:p>462</text:p>
              </table:table-cell>
              <table:table-cell office:value-type="float" office:value="2176">
                <text:p>2176</text:p>
              </table:table-cell>
              <table:table-cell office:value-type="float" office:value="7725">
                <text:p>772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672">
                <text:p>672</text:p>
              </table:table-cell>
              <table:table-cell office:value-type="float" office:value="1881">
                <text:p>1881</text:p>
              </table:table-cell>
              <table:table-cell office:value-type="float" office:value="7725">
                <text:p>772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630">
                <text:p>630</text:p>
              </table:table-cell>
              <table:table-cell office:value-type="float" office:value="2232">
                <text:p>2232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441">
                <text:p>441</text:p>
              </table:table-cell>
              <table:table-cell office:value-type="float" office:value="2670">
                <text:p>2670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462">
                <text:p>462</text:p>
              </table:table-cell>
              <table:table-cell office:value-type="float" office:value="2775">
                <text:p>2775</text:p>
              </table:table-cell>
              <table:table-cell office:value-type="float" office:value="8058">
                <text:p>805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672">
                <text:p>672</text:p>
              </table:table-cell>
              <table:table-cell office:value-type="float" office:value="2574">
                <text:p>2574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51">
                <text:p>651</text:p>
              </table:table-cell>
              <table:table-cell office:value-type="float" office:value="3396">
                <text:p>3396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82">
                <text:p>682</text:p>
              </table:table-cell>
              <table:table-cell office:value-type="float" office:value="4284">
                <text:p>4284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92">
                <text:p>992</text:p>
              </table:table-cell>
              <table:table-cell office:value-type="float" office:value="3950">
                <text:p>3950</text:p>
              </table:table-cell>
              <table:table-cell office:value-type="float" office:value="10902">
                <text:p>1090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170">
                <text:p>2170</text:p>
              </table:table-cell>
              <table:table-cell office:value-type="float" office:value="4216">
                <text:p>4216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666">
                <text:p>2666</text:p>
              </table:table-cell>
              <table:table-cell office:value-type="float" office:value="5162">
                <text:p>5162</text:p>
              </table:table-cell>
              <table:table-cell office:value-type="float" office:value="14490">
                <text:p>1449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655">
                <text:p>2655</text:p>
              </table:table-cell>
              <table:table-cell office:value-type="float" office:value="5434">
                <text:p>5434</text:p>
              </table:table-cell>
              <table:table-cell office:value-type="float" office:value="16274">
                <text:p>1627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520">
                <text:p>2520</text:p>
              </table:table-cell>
              <table:table-cell office:value-type="float" office:value="4746">
                <text:p>4746</text:p>
              </table:table-cell>
              <table:table-cell office:value-type="float" office:value="18540">
                <text:p>1854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400">
                <text:p>2400</text:p>
              </table:table-cell>
              <table:table-cell office:value-type="float" office:value="5470">
                <text:p>5470</text:p>
              </table:table-cell>
              <table:table-cell office:value-type="float" office:value="21630">
                <text:p>2163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3053">
                <text:p>3053</text:p>
              </table:table-cell>
              <table:table-cell office:value-type="float" office:value="6862">
                <text:p>6862</text:p>
              </table:table-cell>
              <table:table-cell office:value-type="float" office:value="21012">
                <text:p>2101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810">
                <text:p>2810</text:p>
              </table:table-cell>
              <table:table-cell office:value-type="float" office:value="6147">
                <text:p>6147</text:p>
              </table:table-cell>
              <table:table-cell office:value-type="float" office:value="13905">
                <text:p>1390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620">
                <text:p>2620</text:p>
              </table:table-cell>
              <table:table-cell office:value-type="float" office:value="5731">
                <text:p>5731</text:p>
              </table:table-cell>
              <table:table-cell office:value-type="float" office:value="12772">
                <text:p>1277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528">
                <text:p>2528</text:p>
              </table:table-cell>
              <table:table-cell office:value-type="float" office:value="5587">
                <text:p>5587</text:p>
              </table:table-cell>
              <table:table-cell office:value-type="float" office:value="14648">
                <text:p>1464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439">
                <text:p>2439</text:p>
              </table:table-cell>
              <table:table-cell office:value-type="float" office:value="5420">
                <text:p>5420</text:p>
              </table:table-cell>
              <table:table-cell office:value-type="float" office:value="13795">
                <text:p>1379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181">
                <text:p>2181</text:p>
              </table:table-cell>
              <table:table-cell office:value-type="float" office:value="5060">
                <text:p>5060</text:p>
              </table:table-cell>
              <table:table-cell office:value-type="float" office:value="12484">
                <text:p>1248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070">
                <text:p>2070</text:p>
              </table:table-cell>
              <table:table-cell office:value-type="float" office:value="4848">
                <text:p>4848</text:p>
              </table:table-cell>
              <table:table-cell office:value-type="float" office:value="11949">
                <text:p>1194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964">
                <text:p>1964</text:p>
              </table:table-cell>
              <table:table-cell office:value-type="float" office:value="4746">
                <text:p>4746</text:p>
              </table:table-cell>
              <table:table-cell office:value-type="float" office:value="12555">
                <text:p>1255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863">
                <text:p>1863</text:p>
              </table:table-cell>
              <table:table-cell office:value-type="float" office:value="4546">
                <text:p>4546</text:p>
              </table:table-cell>
              <table:table-cell office:value-type="float" office:value="13191">
                <text:p>1319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768">
                <text:p>1768</text:p>
              </table:table-cell>
              <table:table-cell office:value-type="float" office:value="4323">
                <text:p>4323</text:p>
              </table:table-cell>
              <table:table-cell office:value-type="float" office:value="13860">
                <text:p>13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40.75">
                <text:p>1340.7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396.33333333333">
                <text:p>1396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7cm" svg:y="1.405cm" svg:width="30.872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2.585">
                <text:p>12.58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2.8733333333333">
                <text:p>12.87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5cm" svg:y="1.352cm" svg:width="31.33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43265625">
                <text:p>1.4326562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9515625">
                <text:p>1.0951562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0994827634217">
                <text:p>1.0994827634217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4583124">
                <text:p>1.0458312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9781204">
                <text:p>1.597812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9669421487603">
                <text:p>1.8966942148760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711823595726">
                <text:p>1.80711823595726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7475215029425">
                <text:p>1.67475215029425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59074622594723">
                <text:p>1.5907462259472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96211096073766">
                <text:p>1.96211096073766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8837339102217">
                <text:p>1.7883733910221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.27295717191828">
                <text:p>2.2729571719182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5033682984891">
                <text:p>1.503368298489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51760509379823">
                <text:p>1.51760509379823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97164599779539">
                <text:p>1.97164599779539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05448025173611">
                <text:p>2.05448025173611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32575958353593">
                <text:p>1.32575958353593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33620315772548">
                <text:p>1.3362031577254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33400563408576">
                <text:p>1.3340056340857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1256944444444">
                <text:p>1.7125694444444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8519144972463">
                <text:p>1.3851914497246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0849550574922">
                <text:p>1.084955057492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43154721655342">
                <text:p>1.43154721655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0209265828868">
                <text:p>1.020926582886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992710656042">
                <text:p>1.2599271065604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3635442449783">
                <text:p>1.0363544244978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5953980178202">
                <text:p>1.25953980178202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9813515988646">
                <text:p>1.1981351598864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9447685497911">
                <text:p>1.2944768549791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0874992619129">
                <text:p>1.30874992619129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0.849940828402367">
                <text:p>0.84994082840236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09099581173064">
                <text:p>1.0909958117306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4536234795977">
                <text:p>1.1453623479597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0.873191018124909">
                <text:p>0.873191018124909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095478140625">
                <text:p>1.09547814062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0.991505523644893">
                <text:p>0.99150552364489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0.673083862898641">
                <text:p>0.67308386289864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0.60381255224639">
                <text:p>0.6038125522463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840500246578394">
                <text:p>0.84050024657839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811900969926538">
                <text:p>0.811900969926538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757378493382579">
                <text:p>0.75737849338257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980325484764543">
                <text:p>0.98032548476454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530202241917382">
                <text:p>0.53020224191738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669354912764">
                <text:p>1.66935491276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846007426697531">
                <text:p>0.84600742669753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52171129355511">
                <text:p>1.5217112935551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9666910153397">
                <text:p>1.2966691015339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669354912764">
                <text:p>1.66935491276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395876433171">
                <text:p>1.1539587643317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7052924522886">
                <text:p>1.0705292452288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2856015161833">
                <text:p>1.32856015161833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975400014633195">
                <text:p>0.97540001463319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52171129355511">
                <text:p>1.5217112935551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0558585830176">
                <text:p>1.1055858583017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01015656951297">
                <text:p>1.01015656951297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8023785915531">
                <text:p>1.1802378591553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0.777250585320242">
                <text:p>0.77725058532024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835334020883453">
                <text:p>0.83533402088345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924337890452489">
                <text:p>0.92433789045248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0.757887208146511">
                <text:p>0.75788720814651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393">
                <text:p>939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617.66666666667">
                <text:p>8617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